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2028in"/>
    </style:style>
    <style:style style:name="co2" style:family="table-column">
      <style:table-column-properties fo:break-before="auto" style:column-width="0.078in"/>
    </style:style>
    <style:style style:name="co3" style:family="table-column">
      <style:table-column-properties fo:break-before="auto" style:column-width="1.3217in"/>
    </style:style>
    <style:style style:name="co4" style:family="table-column">
      <style:table-column-properties fo:break-before="auto" style:column-width="2.3618in"/>
    </style:style>
    <style:style style:name="co5" style:family="table-column">
      <style:table-column-properties fo:break-before="auto" style:column-width="5.0854in"/>
    </style:style>
    <style:style style:name="co6" style:family="table-column">
      <style:table-column-properties fo:break-before="auto" style:column-width="3.7984in"/>
    </style:style>
    <style:style style:name="co7" style:family="table-column">
      <style:table-column-properties fo:break-before="auto" style:column-width="6.3291in"/>
    </style:style>
    <style:style style:name="co8" style:family="table-column">
      <style:table-column-properties fo:break-before="auto" style:column-width="5.3425in"/>
    </style:style>
    <style:style style:name="co9" style:family="table-column">
      <style:table-column-properties fo:break-before="auto" style:column-width="0.7in"/>
    </style:style>
    <style:style style:name="co10" style:family="table-column">
      <style:table-column-properties fo:break-before="auto" style:column-width="0.5181in"/>
    </style:style>
    <style:style style:name="co11" style:family="table-column">
      <style:table-column-properties fo:break-before="auto" style:column-width="1.0862in"/>
    </style:style>
    <style:style style:name="co12" style:family="table-column">
      <style:table-column-properties fo:break-before="auto" style:column-width="0.7102in"/>
    </style:style>
    <style:style style:name="co13" style:family="table-column">
      <style:table-column-properties fo:break-before="auto" style:column-width="1.1717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aqua_livius_30sim_alltim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Original Sentence</text:p>
          </table:table-cell>
          <table:table-cell office:value-type="string" calcext:value-type="string">
            <text:p>Reference</text:p>
          </table:table-cell>
          <table:table-cell office:value-type="string" calcext:value-type="string">
            <text:p>Original Author</text:p>
          </table:table-cell>
          <table:table-cell office:value-type="string" calcext:value-type="string">
            <text:p>Original Publication</text:p>
          </table:table-cell>
          <table:table-cell office:value-type="string" calcext:value-type="string">
            <text:p>Original DC</text:p>
          </table:table-cell>
          <table:table-cell office:value-type="string" calcext:value-type="string">
            <text:p>Author</text:p>
          </table:table-cell>
          <table:table-cell office:value-type="string" calcext:value-type="string">
            <text:p>Publication</text:p>
          </table:table-cell>
          <table:table-cell office:value-type="string" calcext:value-type="string">
            <text:p>DC</text:p>
          </table:table-cell>
          <table:table-cell office:value-type="string" calcext:value-type="string">
            <text:p>Similarity</text:p>
          </table:table-cell>
          <table:table-cell office:value-type="string" calcext:value-type="string">
            <text:p>Dating</text:p>
          </table:table-cell>
          <table:table-cell office:value-type="string" calcext:value-type="string">
            <text:p>Author Name</text:p>
          </table:table-cell>
          <table:table-cell office:value-type="string" calcext:value-type="string">
            <text:p>Author Epiteths</text:p>
          </table:table-cell>
          <table:table-cell office:value-type="string" calcext:value-type="string">
            <text:p>Author ID</text:p>
          </table:table-cell>
          <table:table-cell office:value-type="string" calcext:value-type="string">
            <text:p>AuthorID-WorkID</text:p>
          </table:table-cell>
        </table:table-row>
        <table:table-row table:style-name="ro1">
          <table:table-cell office:value-type="string" calcext:value-type="string">
            <text:p>datur haec venia antiquitati, ut miscendo humana divinis primordia urbium augustiora faciat</text:p>
          </table:table-cell>
          <table:table-cell office:value-type="string" calcext:value-type="string">
            <text:p>Nam prout idem Livius ait, datur haec venia antiquitati, ut miscendo humana divinis primordia urbium augustiora faciat, et alib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praef./§ 7/p. 2/ to praef./§ 7/p. 2/ (Schema:)</text:p>
          </table:table-cell>
          <table:table-cell office:value-type="string" calcext:value-type="string">
            <text:p>Ualla (Laurentius Valla)</text:p>
          </table:table-cell>
          <table:table-cell office:value-type="string" calcext:value-type="string">
            <text:p>De falso credita et ementita Constantini donatione declamatio</text:p>
          </table:table-cell>
          <table:table-cell office:value-type="string" calcext:value-type="string">
            <text:p>cap. 24/§ 76/p. 66/lin. 9/ to cap. 24/§ 76/p. 66/lin. 9/ (Schema:)</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Ualla (Laurentius Valla)</text:p>
          </table:table-cell>
          <table:table-cell/>
          <table:table-cell office:value-type="float" office:value="240" calcext:value-type="float">
            <text:p>240</text:p>
          </table:table-cell>
          <table:table-cell office:value-type="string" calcext:value-type="string">
            <text:p>240-MLAVACONS_</text:p>
          </table:table-cell>
        </table:table-row>
        <table:table-row table:style-name="ro1">
          <table:table-cell office:value-type="string" calcext:value-type="string">
            <text:p>me haud paenitet eorum sententiae esse, quibus et apparitores [et] hoc genus ab Etruscis finitimis, unde sella curulis, unde toga praetexta sumpta est, et numerum quoque ipsum ductum placet et ita habuisse Etruscos, quod ex duodecim populis communiter creato rege singulos singuli populi lictores dederint.</text:p>
          </table:table-cell>
          <table:table-cell office:value-type="string" calcext:value-type="string">
            <text:p>'Et hoc genus apparitorum ab Etruscis finitimis sumptum est, et ita habuisse Etruscos quod ex duodecim populis' sub murorum Romanorum ambitu conclusis, 'creato rege, singulos lictores singuli populi' ipsorum magistratibus 'dederunt' - animadvertendi potestatem in homines facinorosos, sicut ad plenum notoriat de Marco Mallio Torquato qui per lictorem fecit filium capite mutilari,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8/§ 3/p. 11/ to lib. 1/cap. 8/§ 3/p. 1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1/§ 3/p. 224/lin. 26 to lib. 9/cap. 1/§ 3/p. 224/lin. 26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tum ex consilio patrum Romulus legatos circa vicinas gentes misit, qui societatem conubium que novo populo peterent: urbes quoque, ut cetera, ex infimo nasci</text:p>
          </table:table-cell>
          <table:table-cell office:value-type="string" calcext:value-type="string">
            <text:p>unde apud historicos reperiuntur obliquae adlocutiones, ut in Titi Livii primo statim: 'urbes quoque ut cetera ex infimo nasci, deinde, quas sua virtus ac di iuvent, magnas opes sibi magnum que nomen face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9/§ 2/p. 12/ to lib. 1/cap. 9/§ 2/p. 12/ (Schema:)</text:p>
          </table:table-cell>
          <table:table-cell office:value-type="string" calcext:value-type="string">
            <text:p>Quintilianus (Marcus Fabius Quintilianus)</text:p>
          </table:table-cell>
          <table:table-cell office:value-type="string" calcext:value-type="string">
            <text:p>Institutio oratoria (LLA 390 - TLL QVINT. inst.)</text:p>
          </table:table-cell>
          <table:table-cell office:value-type="string" calcext:value-type="string">
            <text:p>lib. 9/cap. 2/§ 37/p. 152/lin. 21 to lib. 9/cap. 2/§ 37/p. 152/lin. 21 (Schema:)</text:p>
          </table:table-cell>
          <table:table-cell office:value-type="float" office:value="31" calcext:value-type="float">
            <text:p>31</text:p>
          </table:table-cell>
          <table:table-cell office:value-type="string" calcext:value-type="string">
            <text:p>65.5</text:p>
          </table:table-cell>
          <table:table-cell office:value-type="string" calcext:value-type="string">
            <text:p>Quintilianus (Marcus Fabius Quintilianus)</text:p>
          </table:table-cell>
          <table:table-cell/>
          <table:table-cell office:value-type="float" office:value="146" calcext:value-type="float">
            <text:p>146</text:p>
          </table:table-cell>
          <table:table-cell office:value-type="string" calcext:value-type="string">
            <text:p>146-AQUININST_</text:p>
          </table:table-cell>
        </table:table-row>
        <table:table-row table:style-name="ro1">
          <table:table-cell office:value-type="string" calcext:value-type="string">
            <text:p>dein, quas sua virtus ac dii iuvent, magnas opes sibi magnum que nomen facere</text:p>
          </table:table-cell>
          <table:table-cell office:value-type="string" calcext:value-type="string">
            <text:p>unde apud historicos reperiuntur obliquae adlocutiones, ut in Titi Livii primo statim: 'urbes quoque ut cetera ex infimo nasci, deinde, quas sua virtus ac di iuvent, magnas opes sibi magnum que nomen face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9/§ 2/p. 12/ to lib. 1/cap. 9/§ 2/p. 12/ (Schema:)</text:p>
          </table:table-cell>
          <table:table-cell office:value-type="string" calcext:value-type="string">
            <text:p>Quintilianus (Marcus Fabius Quintilianus)</text:p>
          </table:table-cell>
          <table:table-cell office:value-type="string" calcext:value-type="string">
            <text:p>Institutio oratoria (LLA 390 - TLL QVINT. inst.)</text:p>
          </table:table-cell>
          <table:table-cell office:value-type="string" calcext:value-type="string">
            <text:p>lib. 9/cap. 2/§ 37/p. 152/lin. 21 to lib. 9/cap. 2/§ 37/p. 152/lin. 21 (Schema:)</text:p>
          </table:table-cell>
          <table:table-cell office:value-type="float" office:value="53" calcext:value-type="float">
            <text:p>53</text:p>
          </table:table-cell>
          <table:table-cell office:value-type="string" calcext:value-type="string">
            <text:p>65.5</text:p>
          </table:table-cell>
          <table:table-cell office:value-type="string" calcext:value-type="string">
            <text:p>Quintilianus (Marcus Fabius Quintilianus)</text:p>
          </table:table-cell>
          <table:table-cell/>
          <table:table-cell office:value-type="float" office:value="146" calcext:value-type="float">
            <text:p>146</text:p>
          </table:table-cell>
          <table:table-cell office:value-type="string" calcext:value-type="string">
            <text:p>146-AQUININST_</text:p>
          </table:table-cell>
        </table:table-row>
        <table:table-row table:style-name="ro1">
          <table:table-cell office:value-type="string" calcext:value-type="string">
            <text:p>ubi spectaculi tempus venit deditae que eo mentes cum oculis erant, tum ex composito orta vis, signo que dato iuventus Romana ad rapiendas virgines discurrit.</text:p>
          </table:table-cell>
          <table:table-cell office:value-type="string" calcext:value-type="string">
            <text:p>Qui 'cum urbem vidissent et menia' ac 'situm, mirantur' in intimis 'tam brevi' tempore auctam, at 'ubi spectaculi tempus venit dedite que mentes cum oculis essent, tum ex composito' violentia 'orta signo que dato iuventus Romana' potissime militaris 'ad rapiendas virgines discurr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9/§ 10/p. 13/ to lib. 1/cap. 9/§ 10/p. 1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4/§ 2/p. 141/lin. 29 to lib. 5/cap. 4/§ 2/p. 141/lin. 29 (Schema:)</text:p>
          </table:table-cell>
          <table:table-cell office:value-type="float" office:value="67" calcext:value-type="float">
            <text:p>6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saepe ex iniuria postmodum gratiam ortam, eo que melioribus usuras viris, quod adnisurus pro se quisque sit, ut, cum suam vicem functus officio sit, parentium etiam patriae que expleat desiderium.</text:p>
          </table:table-cell>
          <table:table-cell office:value-type="string" calcext:value-type="string">
            <text:p>verum cum 'sepe ex iniuria postmodum gratia oriatur, eo que melioribus usuras viris quod adnisurus quisque sit &lt;ut&gt;, cum suam vicem funtus offitio sit, parentum etiam patrie que expleant desideri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9/§ 15/p. 14/ to lib. 1/cap. 9/§ 15/p. 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4/§ 3/p. 142/lin. 11 to lib. 5/cap. 4/§ 3/p. 142/lin. 11 (Schema:)</text:p>
          </table:table-cell>
          <table:table-cell office:value-type="float" office:value="91" calcext:value-type="float">
            <text:p>9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am admodum mitigati animi raptis erant</text:p>
          </table:table-cell>
          <table:table-cell office:value-type="string" calcext:value-type="string">
            <text:p>'Iam admodum mitigati animi raptis erant',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0/§ 1/p. 14/ to lib. 1/cap. 10/§ 1/p. 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4/§ 3/p. 143/lin. 1 to lib. 5/cap. 4/§ 3/p. 143/lin. 1 (Schema:)</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quam forte ea tum sacris extra moenia petitum ierat.</text:p>
          </table:table-cell>
          <table:table-cell office:value-type="string" calcext:value-type="string">
            <text:p>Huius filiam' per 'Tatium' regem Sabinorum 'auro corruptam, ut armatos' Sabinenses 'in arcem accipiat - aquam forte ea tum sacris extra menia petitum ier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1/§ 6/p. 15/ to lib. 1/cap. 11/§ 6/p. 1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3/§ 6/p. 193/lin. 12 to lib. 7/cap. 3/§ 6/p. 193/lin. 12 (Schema:)</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ccepti obrutam armis necavere, seu ut vi capta potius arx videretur, seu prodendi exempli causa, ne quid usquam fidum proditori esset.</text:p>
          </table:table-cell>
          <table:table-cell office:value-type="string" calcext:value-type="string">
            <text:p>'nudatos' proditores 'virgis cedunt, securibus feriunt, ut arcendis' proditoribus 'nobile sit exemplum' et eadem decada libro I c. XI 'novissimum a Sabinis bellum ortum' ibi: 'accepti' Sabinenses in arche Capitolii 'obrutam' Tarpeiam, que prodiderat archem 'armis' Sabinensium, 'necavere exempli prodendi causa, ne quid usquam fidum proditori esset' Concordat Valeriu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1/§ 7/p. 15/ to lib. 1/cap. 11/§ 7/p. 1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1/§ 2/p. 45/lin. 16 to lib. 1/cap. 11/§ 4/p. 46/lin. 1 (Schema:)</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hic ego tibi templum Statori Iovi, quod monumentum sit posteris tua praesenti ope servatam urbem esse, voveo'.</text:p>
          </table:table-cell>
          <table:table-cell office:value-type="string" calcext:value-type="string">
            <text:p>Rursus Iuppiter Saturni filius Romam veniens patrem suum de arche Capitolii, quam prius construxerat, eiecit, secundum Trogum libro et c. proximis ipsam que archem Iovis templum mandavit de cetero nuncupari, ubi postea Romulus voto templum Statori Iovi, quod monumentum sit posteris, edificavit,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2/§ 6/p. 16/ to lib. 1/cap. 12/§ 6/p. 16/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12/§ 1/p. 156/lin. 21 to lib. 6/cap. 12/§ 1/p. 156/lin. 21 (Schema:)</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ccitus, sicut Romulus augurato urbe condenda regnum adeptus est, de se quoque deos consuli iussit.</text:p>
          </table:table-cell>
          <table:table-cell office:value-type="string" calcext:value-type="string">
            <text:p>I. Ab urbe condita c. XIII 'accitus' - supple: Numa -, 'sicut Romulus augurato urbe condenda regnum adeptus est, de se quoque' prius 'deos consuli iussit' Nam Roma fuit dudum primo divisa in quattuor partes, secundum Ysidor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6/p. 22/ to lib. 1/cap. 18/§ 6/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3/p. 227/lin. 23 to lib. 9/cap. 2/§ 3/p. 228/lin. 1 (Schema:)</text:p>
          </table:table-cell>
          <table:table-cell office:value-type="float" office:value="61" calcext:value-type="float">
            <text:p>6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ab augure, cui deinde honoris ergo publicum id perpetuum que sacerdotium fuit, deductus in arcem in lapide ad meridiem versus consedit.</text:p>
          </table:table-cell>
          <table:table-cell office:value-type="string" calcext:value-type="string">
            <text:p>i. sedem stercorariam, ut supra prefertur, 'ad meridiem versus consed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6/p. 22/ to lib. 1/cap. 18/§ 6/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5/p. 228/lin. 4 to lib. 9/cap. 2/§ 5/p. 228/lin. 4 (Schema:)</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ugur ad laevam eius capite velato sedem cepit, dextra manu baculum sine nodo aduncum tenens, quem lituum appellarunt.</text:p>
          </table:table-cell>
          <table:table-cell office:value-type="string" calcext:value-type="string">
            <text:p>Augur ad levam eius capite velato sedem' aliam 'cepit, dextra manu baculum' - supple: pastoralem - 'sine nodo aduncum tenens quem lituum appella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7/p. 22/ to lib. 1/cap. 18/§ 7/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5/p. 228/lin. 7 to lib. 9/cap. 2/§ 5/p. 228/lin. 7 (Schema:)</text:p>
          </table:table-cell>
          <table:table-cell office:value-type="float" office:value="84" calcext:value-type="float">
            <text:p>84</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ubi prospectu in urbem agrum que capto deos precatus regiones ab oriente ad occasum determinavit, dextras ad meridiem partes, laevas ad septentrionem esse dixit, signum contra, quoad longissime conspectum oculi ferebant, animo finivit</text:p>
          </table:table-cell>
          <table:table-cell office:value-type="string" calcext:value-type="string">
            <text:p>Inde prospectu in urbem agrum que' rite 'capto, precatus deos regiones ab oriente ad occasum determina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7/p. 22/ to lib. 1/cap. 18/§ 7/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5/p. 228/lin. 10 to lib. 9/cap. 2/§ 5/p. 228/lin. 10 (Schema:)</text:p>
          </table:table-cell>
          <table:table-cell office:value-type="float" office:value="53" calcext:value-type="float">
            <text:p>5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ubi prospectu in urbem agrum que capto deos precatus regiones ab oriente ad occasum determinavit, dextras ad meridiem partes, laevas ad septentrionem esse dixit, signum contra, quoad longissime conspectum oculi ferebant, animo finivit</text:p>
          </table:table-cell>
          <table:table-cell office:value-type="string" calcext:value-type="string">
            <text:p>contra quoad signum longissime &lt;conspectum&gt; oculi ferebant animo fini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7/p. 22/ to lib. 1/cap. 18/§ 7/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5/p. 228/lin. 10 to lib. 9/cap. 2/§ 5/p. 228/lin. 10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ubi prospectu in urbem agrum que capto deos precatus regiones ab oriente ad occasum determinavit, dextras ad meridiem partes, laevas ad septentrionem esse dixit, signum contra, quoad longissime conspectum oculi ferebant, animo finivit</text:p>
          </table:table-cell>
          <table:table-cell office:value-type="string" calcext:value-type="string">
            <text:p>Contra quod signum longissime conspectum oculi ferebant animo fini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7/p. 22/ to lib. 1/cap. 18/§ 7/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6/§ 4/p. 23/lin. 21 to lib. 1/cap. 6/§ 4/p. 23/lin. 21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tum lituo in laevam manum translato dextra in caput Numae imposita precatus ita est: 'Iuppiter pater, si est fas hunc Numam Pompilium, cuius ego caput teneo, regem Romae esse, uti tu signa nobis certa adclarassis inter eos fines, quos feci'.</text:p>
          </table:table-cell>
          <table:table-cell office:value-type="string" calcext:value-type="string">
            <text:p>Tum lituo', baculo, 'in levam manum translato, dextra in caput Nume posita, precatus est ita': {De oratione sacerdotis auguris} 'Iuppiter pater, si est fas hunc Numam Popilium cuius ego caput teneo regem Rome esse' permictere, 'tu' eum 'nobis signa'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8/§ 7/p. 22/ to lib. 1/cap. 18/§ 7/p. 2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5/p. 228/lin. 14 to lib. 9/cap. 2/§ 5/p. 228/lin. 16 (Schema:)</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Qui regno ita potitus urbem novam, conditam vi et armis, iure eam legibus que ac moribus de integro condere parat.</text:p>
          </table:table-cell>
          <table:table-cell office:value-type="string" calcext:value-type="string">
            <text:p>i. arche 'descendens, regno potitus, urbem novam vi et armis' a Romulo 'conditam legibus ac moribus de integro condere parat' unde Philosophu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19/§ 1/p. 23/ to lib. 1/cap. 19/§ 1/p. 2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6/§ 4/p. 23/lin. 29 to lib. 1/cap. 6/§ 4/p. 23/lin. 29 (Schema:)</text:p>
          </table:table-cell>
          <table:table-cell office:value-type="float" office:value="68" calcext:value-type="float">
            <text:p>6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ec caelestes modo caerimonias sed iusta quoque funebria placandos que manes ut idem pontifex edoceret, quae que prodigia fulminibus alio ve quo visu missa susciperentur atque curarentur.</text:p>
          </table:table-cell>
          <table:table-cell office:value-type="string" calcext:value-type="string">
            <text:p>i. sacrifitia eidem sacerdoti subiecit, 'sed iuxta quoque funebria placandos que mane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20/§ 6/p. 24/ to lib. 1/cap. 20/§ 6/p. 2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3/§ 10/p. 19/lin. 15 to lib. 1/cap. 3/§ 10/p. 19/lin. 15 (Schema:)</text:p>
          </table:table-cell>
          <table:table-cell office:value-type="float" office:value="36" calcext:value-type="float">
            <text:p>3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Lucus erat, quem medium ex opaco specu fons perenni rigabat aqua.</text:p>
          </table:table-cell>
          <table:table-cell office:value-type="string" calcext:value-type="string">
            <text:p>sed Livius etiam singulari numero hoc ponit masculinum in I ab urbe condita: lucus erat, quem medium ex opaco specu fons perenni rigabat aqua.</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21/§ 3/p. 25/ to lib. 1/cap. 21/§ 3/p. 25/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6/p. 260/lin. 7/ to GL 2/lib. 6/p. 260/lin. 7/ (Schema:)</text:p>
          </table:table-cell>
          <table:table-cell office:value-type="float" office:value="63" calcext:value-type="float">
            <text:p>63</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tum Tullus 'Metti Fufeti' inquit, 'si ipse discere posses fidem ac foedera servare, vivo tibi ea disciplina a me adhibita esset</text:p>
          </table:table-cell>
          <table:table-cell office:value-type="string" calcext:value-type="string">
            <text:p>I. Ab urbe condita c. XVIII 'Ad hec Albana pubes inhermis' ibi: 'Tullus' rex tertius Romanorum 'inquid' Mectio, regi Albanorum: O 'Mecti, si' tu 'ipse discere potuisses fidem' et 'federa' sancta pacis 'servare, tibi vivo ea disciplina a me adhibita ess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28/§ 9/p. 34/ to lib. 1/cap. 28/§ 9/p. 3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1/§ 2/p. 44/lin. 28 to lib. 1/cap. 11/§ 2/p. 44/lin. 28 (Schema:)</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rimum ultimum que illud supplicium apud Romanos exempli parum memoris legum humanarum fuit</text:p>
          </table:table-cell>
          <table:table-cell office:value-type="string" calcext:value-type="string">
            <text:p>Primum ultimum que illud supplicium apud Romanos &lt;parum&gt; memoris exempli' [causa] 'legum humanarum fuit' et eadem decada libro II c. I directis 'bonis' ibi: 'missi lictore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28/§ 11/p. 34/ to lib. 1/cap. 28/§ 11/p. 3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1/§ 2/p. 45/lin. 16 to lib. 1/cap. 11/§ 2/p. 45/lin. 16 (Schema:)</text:p>
          </table:table-cell>
          <table:table-cell office:value-type="float" office:value="61" calcext:value-type="float">
            <text:p>6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t ut omnium ordinum viribus aliquid ex novo populo adiceretur, equitum decem turmas ex Albanis legit, legiones et veteres eodem supplemento explevit et novas scripsit.</text:p>
          </table:table-cell>
          <table:table-cell office:value-type="string" calcext:value-type="string">
            <text:p>Et ut omnium ordinum aliquid viribus ex novo populo addiceret, equitum decem turmas ex Albanis elegit, legiones etiam veteres' eorum 'supplemento explevit et novas descripsit',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0/§ 3/p. 36/ to lib. 1/cap. 30/§ 3/p. 36/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7/§ 2/p. 201/lin. 6 to lib. 7/cap. 7/§ 2/p. 201/lin. 6 (Schema:)</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ncus demandata cura sacrorum flaminibus sacerdotibus que aliis, exercitu novo conscripto profectus Politorium, urbem Latinorum, vi cepit secutus que morem regum priorum, qui rem Romanam auxerant hostibus in civitatem accipiendis, multitudinem omnem Romam traduxit, et cum circa Palatium, sedem veterum Romanorum, Sabini Capitolium atque arcem, Caelium montem Albani inplessent, Aventinum novae multitudini datum.</text:p>
          </table:table-cell>
          <table:table-cell office:value-type="string" calcext:value-type="string">
            <text:p>Deinceps 'Ancus' quartus rex Romanorum 'secutus mores regum priorum, qui rem Romanam auxerant hostibus in civitatem accipiendis, multitudinem omnem Romam transdux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1/p. 39/ to lib. 1/cap. 33/§ 1/p. 39/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2/p. 190/lin. 18 to lib. 7/cap. 2/§ 2/p. 190/lin. 18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ncus demandata cura sacrorum flaminibus sacerdotibus que aliis, exercitu novo conscripto profectus Politorium, urbem Latinorum, vi cepit secutus que morem regum priorum, qui rem Romanam auxerant hostibus in civitatem accipiendis, multitudinem omnem Romam traduxit, et cum circa Palatium, sedem veterum Romanorum, Sabini Capitolium atque arcem, Caelium montem Albani inplessent, Aventinum novae multitudini datum.</text:p>
          </table:table-cell>
          <table:table-cell office:value-type="string" calcext:value-type="string">
            <text:p>Deinceps 'ex finitimis populis turba omnis, sine discrimine' pene 'liber an servus esset, novarum rerum avida profugit, id que primum ad ceptam' populorum [turbam] aliorum multitudinem 'roboris' urbis 'fuit' Subsequenter 'secutus morem' infra scriptorum 'regum, qui rem Romanam auxerant hostibus in civitatem accipiendis, multitudinem omnem Romam transdux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1/p. 39/ to lib. 1/cap. 33/§ 1/p. 39/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1/§ 5/p. 225/lin. 16 to lib. 9/cap. 1/§ 6/p. 225/lin. 21 (Schema:)</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olitorium inde rursus bello repetitum, quod vacuum occupaverant Prisci Latini</text:p>
          </table:table-cell>
          <table:table-cell office:value-type="string" calcext:value-type="string">
            <text:p>&lt;'Politorium&gt; inde rursus bello repetitum quod vacuum' [erat] 'occupaverunt Prisci Latini, ea que causa' [et] 'diruendarum urbium earum fuit Romanis ne hostium semper receptaculum ess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3/p. 40/ to lib. 1/cap. 33/§ 3/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2/p. 190/lin. 24 to lib. 7/cap. 2/§ 2/p. 190/lin. 24 (Schema:)</text:p>
          </table:table-cell>
          <table:table-cell office:value-type="float" office:value="57" calcext:value-type="float">
            <text:p>5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a que causa diruendae urbis eius fuit Romanis, ne hostium semper receptaculum esset.</text:p>
          </table:table-cell>
          <table:table-cell office:value-type="string" calcext:value-type="string">
            <text:p>&lt;'Politorium&gt; inde rursus bello repetitum quod vacuum' [erat] 'occupaverunt Prisci Latini, ea que causa' [et] 'diruendarum urbium earum fuit Romanis ne hostium semper receptaculum ess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3/p. 40/ to lib. 1/cap. 33/§ 3/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2/p. 190/lin. 24 to lib. 7/cap. 2/§ 2/p. 190/lin. 24 (Schema:)</text:p>
          </table:table-cell>
          <table:table-cell office:value-type="float" office:value="59" calcext:value-type="float">
            <text:p>59</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ostremo omni bello Latino Medulliam conpulso aliquamdiu ibi Marte incerto varia victoria pugnatum est</text:p>
          </table:table-cell>
          <table:table-cell office:value-type="string" calcext:value-type="string">
            <text:p>Postremo omni bello Latino Medulliam conpulso, aliquandiu ibi Marte incerto, varia victoria pugnatum es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4/p. 40/ to lib. 1/cap. 33/§ 4/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3/p. 191/lin. 3 to lib. 7/cap. 2/§ 3/p. 191/lin. 3 (Schema:)</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am et urbs tuta munitionibus praesidio que firmata valido erat, et castris in aperto positis aliquotiens exercitus Latinus comminus cum Romanis signa contulerat.</text:p>
          </table:table-cell>
          <table:table-cell office:value-type="string" calcext:value-type="string">
            <text:p>Nam et urbs tuta munitionibus presidio que firmata valido erat, et castris in aperto positis aliquotiens exercitus Latinus comminus cum Romanis signa contuler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4/p. 40/ to lib. 1/cap. 33/§ 4/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3/p. 191/lin. 4 to lib. 7/cap. 2/§ 3/p. 191/lin. 4 (Schema:)</text:p>
          </table:table-cell>
          <table:table-cell office:value-type="float" office:value="99" calcext:value-type="float">
            <text:p>99</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ingenti praeda potens Romam redit, tum quoque multis milibus Latinorum in civitatem acceptis, quibus, ut iungeretur Palatio Aventinum, ad Murciae datae sedes.</text:p>
          </table:table-cell>
          <table:table-cell office:value-type="string" calcext:value-type="string">
            <text:p>inde ingenti preda potens Romam redit, tum quoque multis' militibus 'Latinorum in civitate acceptis, quibus, ut iungeretur Pallanteo Aventinum, Admurcie date sede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5/p. 40/ to lib. 1/cap. 33/§ 5/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2/§ 3/p. 191/lin. 7 to lib. 7/cap. 2/§ 3/p. 191/lin. 7 (Schema:)</text:p>
          </table:table-cell>
          <table:table-cell office:value-type="float" office:value="95" calcext:value-type="float">
            <text:p>9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aniculum quoque adiectum, non inopia loci, sed ne quando ea arx hostium esset.</text:p>
          </table:table-cell>
          <table:table-cell office:value-type="string" calcext:value-type="string">
            <text:p>Circa quod sciendum est quod temporibus Anci Martii, quarti regis Romani, 'auctis rebus ingenti incremento' civitatis Romane, 'acceptis' infra menia urbis 'multis milibus Latinorum, laniculum quoque adiectum' est urbi 'non inopia loci, sed ne quando ea' arva 'hostium essent, ponte Sublicio tum Tiberi primum facto.</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6/p. 40/ to lib. 1/cap. 33/§ 6/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8/§ 1/p. 147/lin. 18 to lib. 5/cap. 8/§ 1/p. 147/lin. 18 (Schema:)</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genti incremento rebus auctis cum in tanta multitudine hominum discrimine recte an perperam facti confuso facinora clandestina fierent, carcer ad terrorem increscentis audaciae media urbe inmines foro aedificatur.</text:p>
          </table:table-cell>
          <table:table-cell office:value-type="string" calcext:value-type="string">
            <text:p>Cum in tanta multitudine hominum facinora clandestina' patrarentur, 'carcer ad terrorem increscentis audacie media urbe iminens foro edificatur',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3/§ 8/p. 40/ to lib. 1/cap. 33/§ 8/p. 4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8/§ 1/p. 147/lin. 24 to lib. 5/cap. 8/§ 1/p. 147/lin. 24 (Schema:)</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Roma est ad id potissimum visa: in novo populo, ubi omnis repentina atque ex virtute nobilitas sit, futurum locum forti ac strenuo viro</text:p>
          </table:table-cell>
          <table:table-cell office:value-type="string" calcext:value-type="string">
            <text:p>I. Ab urbe condita c. XX et c. XI, ibi: '&lt;ubi&gt; omnis repentina atque ex virtute nobilitas sit, locum futurum forti' et 'strenuo viro' et pluribus aliis capitulis eiusdem decad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4/§ 6/p. 41/ to lib. 1/cap. 34/§ 6/p. 4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1/§ 6/p. 225/lin. 23 to lib. 9/cap. 1/§ 6/p. 225/lin. 23 (Schema:)</text:p>
          </table:table-cell>
          <table:table-cell office:value-type="float" office:value="58" calcext:value-type="float">
            <text:p>5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am et muro lapideo, cuius exordium operis Sabino bello turbatum erat, urbem, qua nondum munierat, cingere parat et infima urbis loca circa forum alias que interiectas collibus convalles, quia ex planis locis haud facile evehebant aquas, cloacis fastigio in Tiberim ductis siccat et aream ad aedem in Capitolio Iovis, quam voverat bello Sabino, iam praesagiente animo futuram olim amplitudinem loci occupat fundamentis.</text:p>
          </table:table-cell>
          <table:table-cell office:value-type="string" calcext:value-type="string">
            <text:p>porticus et alia innumera loca publica et privata hedificavit, 'muro' quoque 'lapideo urbem' circumdedit propter metum Sabinensium populorum 'et infima urbis loca circa forum alias que interiectas collibus valles, quia ex planis locis facile aque' superhabundabant, 'cloacis' e 'fastigio in Tiberim ductis siccat' [aquas] et 'amplitudinem' soli 'occupat fundamentis'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8/§ 5/p. 45/ to lib. 1/cap. 38/§ 5/p. 4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1/§ 3/p. 162/lin. 20 to lib. 6/cap. 21/§ 3/p. 162/lin. 20 (Schema:)</text:p>
          </table:table-cell>
          <table:table-cell office:value-type="float" office:value="57" calcext:value-type="float">
            <text:p>5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am et muro lapideo, cuius exordium operis Sabino bello turbatum erat, urbem, qua nondum munierat, cingere parat et infima urbis loca circa forum alias que interiectas collibus convalles, quia ex planis locis haud facile evehebant aquas, cloacis fastigio in Tiberim ductis siccat et aream ad aedem in Capitolio Iovis, quam voverat bello Sabino, iam praesagiente animo futuram olim amplitudinem loci occupat fundamentis.</text:p>
          </table:table-cell>
          <table:table-cell office:value-type="string" calcext:value-type="string">
            <text:p>inde rursus Tarquinius Priscus 'cingere parat infima urbis loca circa forum alias que interiectas collibus valles, quia ex planis locis' non 'facile evehebant aqua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8/§ 5/p. 45/ to lib. 1/cap. 38/§ 5/p. 4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3/§ 4/p. 192/lin. 22 to lib. 7/cap. 3/§ 4/p. 192/lin. 22 (Schema:)</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am et muro lapideo, cuius exordium operis Sabino bello turbatum erat, urbem, qua nondum munierat, cingere parat et infima urbis loca circa forum alias que interiectas collibus convalles, quia ex planis locis haud facile evehebant aquas, cloacis fastigio in Tiberim ductis siccat et aream ad aedem in Capitolio Iovis, quam voverat bello Sabino, iam praesagiente animo futuram olim amplitudinem loci occupat fundamentis.</text:p>
          </table:table-cell>
          <table:table-cell office:value-type="string" calcext:value-type="string">
            <text:p>Eas 'cloacis' e 'fastigio in Tiberim ductis siccat et' aram 'ad edem in Capitolio Iovis quam voverat bello Sabino, iam presagiente'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38/§ 5/p. 45/ to lib. 1/cap. 38/§ 5/p. 4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3/§ 4/p. 192/lin. 24 to lib. 7/cap. 3/§ 4/p. 192/lin. 24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quadrifariam enim urbe divisa regionibus collibus que, qui habitabantur, partes eas tribus appellavit, ut ego arbitror, ab tributo</text:p>
          </table:table-cell>
          <table:table-cell office:value-type="string" calcext:value-type="string">
            <text:p>I. Ab urbe condita c. XXIIII 'equites' ibi: 'quadrifariam enim urbe divisa regionibus collibus que qui habitabantur, partes' De secunda et nova forma urbis Roman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43/§ 13/p. 50/ to lib. 1/cap. 43/§ 13/p. 5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2/§ 7/p. 228/lin. 26 to lib. 9/cap. 3/§ 1/p. 229/lin. 4 (Schema:)</text:p>
          </table:table-cell>
          <table:table-cell office:value-type="float" office:value="62" calcext:value-type="float">
            <text:p>62</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de deinceps auget Esquilias ibi que ipse, ut loco dignitas fieret, habitat.</text:p>
          </table:table-cell>
          <table:table-cell office:value-type="string" calcext:value-type="string">
            <text:p>Inde deinceps auget Exquilias ibi que ipse, ut loco dignitas fieret, habit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44/§ 3/p. 51/ to lib. 1/cap. 44/§ 3/p. 5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1/§ 4/p. 163/lin. 7 to lib. 6/cap. 21/§ 4/p. 163/lin. 7 (Schema:)</text:p>
          </table:table-cell>
          <table:table-cell office:value-type="float" office:value="97" calcext:value-type="float">
            <text:p>9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omerium, verbi vim solam intuentes, postmoerium interpretantur esse</text:p>
          </table:table-cell>
          <table:table-cell office:value-type="string" calcext:value-type="string">
            <text:p>Livius etiam &lt;in libro&gt; primo Ab urbe condita de Servio Tullio, qui pomerium fecit, hoc docet, ubi ait: po|merium verbi vim solum intuentes post moenium interpretantur ess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44/§ 4/p. 51/ to lib. 1/cap. 44/§ 4/p. 51/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1/cap. 4/§ 3/p. 37/lin. 18 to lib. 1/cap. 4/§ 3/p. 37/lin. 18 (Schema:)</text:p>
          </table:table-cell>
          <table:table-cell office:value-type="float" office:value="54" calcext:value-type="float">
            <text:p>54</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aut si ad haec parum est animi, quid frustraris civitatem? quid te ut regium iuvenem conspici sinis? facesse hinc Tarquinios aut Corinthum, devolvere retro ad stirpem, fratris similior quam patris'.</text:p>
          </table:table-cell>
          <table:table-cell office:value-type="string" calcext:value-type="string">
            <text:p>Titus Livius in primo ab urbe condita: Aut si ad haec parum est animi, quid frustraris civitatem? quid te ut regium iuvenem conspici sinis? facesse hinc Tarquinios hoc est, proficisce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47/§ 5/p. 53/ to lib. 1/cap. 47/§ 5/p. 53/ (Schema:)</text:p>
          </table:table-cell>
          <table:table-cell office:value-type="string" calcext:value-type="string">
            <text:p>Martius (Galeottus Martius Narniensis)</text:p>
          </table:table-cell>
          <table:table-cell office:value-type="string" calcext:value-type="string">
            <text:p>Inuectiuae in Franciscum Philelphum</text:p>
          </table:table-cell>
          <table:table-cell office:value-type="string" calcext:value-type="string">
            <text:p>invectiva 2/§ 211/p. 29/lin. 39/ to invectiva 2/§ 211/p. 29/lin. 41/ (Schema:)</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Martius (Galeottus Martius Narniensis)</text:p>
          </table:table-cell>
          <table:table-cell/>
          <table:table-cell office:value-type="float" office:value="223" calcext:value-type="float">
            <text:p>223</text:p>
          </table:table-cell>
          <table:table-cell office:value-type="string" calcext:value-type="string">
            <text:p>223-MGAMAINVE_</text:p>
          </table:table-cell>
        </table:table-row>
        <table:table-row table:style-name="ro1">
          <table:table-cell office:value-type="string" calcext:value-type="string">
            <text:p>hoc perpetuitatis auspicio accepto secutum aliud magnitudinem imperii portendens prodigium est: caput humanum integra facie aperientibus fundamenta templi dicitur apparuisse.</text:p>
          </table:table-cell>
          <table:table-cell office:value-type="string" calcext:value-type="string">
            <text:p>i. significans vel demonstrans: 'caput humanum integra facie aperientibus fundamenta' Capitolii 'templi' Iovis in monte Tarpeio fertur 'apparuiss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cap. 55/§ 5/p. 62/ to lib. 1/cap. 55/§ 5/p. 62/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2/§ 1/p. 15/lin. 2 to lib. 1/cap. 2/§ 1/p. 15/lin. 2 (Schema:)</text:p>
          </table:table-cell>
          <table:table-cell office:value-type="float" office:value="57" calcext:value-type="float">
            <text:p>5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sulam inde paulatim et aliis, quae fert temere flumen, eodem invectis factam.</text:p>
          </table:table-cell>
          <table:table-cell office:value-type="string" calcext:value-type="string">
            <text:p>Ab urbe condita c. I, ibi: 'insulam inde paulatim et aliis que fert temere flumen eodem invectis facta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5/§ 4/p. 74/ to lib. 2/cap. 5/§ 4/p. 7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6/§ 4/p. 197/lin. 20 to lib. 7/cap. 6/§ 4/p. 197/lin. 20 (Schema:)</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ostea credo additas moles manu que adiutum, ut iam eminens area firma que templis quoque ac porticibus sustinendis esset.</text:p>
          </table:table-cell>
          <table:table-cell office:value-type="string" calcext:value-type="string">
            <text:p>Postea credo additas moles manu que adiutum, ut tam eminens area firma' que 'templis ac porticibus sustinendis esset' Concordat Valeriu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5/§ 4/p. 75/ to lib. 2/cap. 5/§ 4/p. 7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6/§ 4/p. 197/lin. 22 to lib. 7/cap. 6/§ 4/p. 197/lin. 24 (Schema:)</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decorum erat tum ipsis capessere pugnam ducibus</text:p>
          </table:table-cell>
          <table:table-cell office:value-type="string" calcext:value-type="string">
            <text:p>Decorum erat tunc ipsis capessere pugnam ducib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6/§ 8/p. 76/ to lib. 2/cap. 6/§ 8/p. 76/ (Schema:)</text:p>
          </table:table-cell>
          <table:table-cell office:value-type="string" calcext:value-type="string">
            <text:p>Martius (Galeottus Martius Narniensis)</text:p>
          </table:table-cell>
          <table:table-cell office:value-type="string" calcext:value-type="string">
            <text:p>De egregie, sapienter, iocose dictis ac factis regis Mathiae ad ducem Iohannem eius filium liber</text:p>
          </table:table-cell>
          <table:table-cell office:value-type="string" calcext:value-type="string">
            <text:p>cap. 9/§ 2/p. 8/lin. 35/ to cap. 9/§ 2/p. 8/lin. 35/ (Schema:)</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Martius (Galeottus Martius Narniensis)</text:p>
          </table:table-cell>
          <table:table-cell/>
          <table:table-cell office:value-type="float" office:value="223" calcext:value-type="float">
            <text:p>223</text:p>
          </table:table-cell>
          <table:table-cell office:value-type="string" calcext:value-type="string">
            <text:p>223-MGAMAEGRE_</text:p>
          </table:table-cell>
        </table:table-row>
        <table:table-row table:style-name="ro1">
          <table:table-cell office:value-type="string" calcext:value-type="string">
            <text:p>avide itaque se certamini offert, adeo que infestis animis concurrerunt, neuter, dum hostem vulneraret, sui protegendi corporis memor, ut contrario ictu per parmam uterque transfixus, duabus haerentes hastis moribundi ex equis lapsi sint.</text:p>
          </table:table-cell>
          <table:table-cell office:value-type="string" calcext:value-type="string">
            <text:p>Avide itaque se certamini offert adeo que infestis armis concurrerunt neuter, dum hostem vulneraret, sui protegendi corporis memor, ut contrario ictu per parmam uterque transfixus duabus haerentes hastis moribundi ex equis lapsi si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6/§ 8/p. 76/ to lib. 2/cap. 6/§ 8/p. 76/ (Schema:)</text:p>
          </table:table-cell>
          <table:table-cell office:value-type="string" calcext:value-type="string">
            <text:p>Martius (Galeottus Martius Narniensis)</text:p>
          </table:table-cell>
          <table:table-cell office:value-type="string" calcext:value-type="string">
            <text:p>De egregie, sapienter, iocose dictis ac factis regis Mathiae ad ducem Iohannem eius filium liber</text:p>
          </table:table-cell>
          <table:table-cell office:value-type="string" calcext:value-type="string">
            <text:p>cap. 9/§ 2/p. 8/lin. 36/ to cap. 9/§ 2/p. 8/lin. 36/ (Schema:)</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Martius (Galeottus Martius Narniensis)</text:p>
          </table:table-cell>
          <table:table-cell/>
          <table:table-cell office:value-type="float" office:value="223" calcext:value-type="float">
            <text:p>223</text:p>
          </table:table-cell>
          <table:table-cell office:value-type="string" calcext:value-type="string">
            <text:p>223-MGAMAEGRE_</text:p>
          </table:table-cell>
        </table:table-row>
        <table:table-row table:style-name="ro1">
          <table:table-cell office:value-type="string" calcext:value-type="string">
            <text:p>nihil excelsum, nihil, quod supra cetera emineat, in civitatibus fore</text:p>
          </table:table-cell>
          <table:table-cell office:value-type="string" calcext:value-type="string">
            <text:p>nichil excelsum, nichil quod supra cetera emineat, in civitatibus fo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9/§ 3/p. 79/ to lib. 2/cap. 9/§ 3/p. 79/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3/cap. 3/§ 4/p. 73/lin. 17 to lib. 3/cap. 3/§ 4/p. 73/lin. 17 (Schema:)</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se impetum hostium, quantum corpore uno posset obsisti, excepturum.</text:p>
          </table:table-cell>
          <table:table-cell office:value-type="string" calcext:value-type="string">
            <text:p>Ab urbe condita c. III 'pons Sublicius' ibi: Oratius Cocles 'impetum hostium, quantum corpore uno posset &lt;obsisti, excepturus&gt; vadit' solus 'insignis in primum additum pontis', et in 'conspectu' pugnantium 'prelium iniit armi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0/§ 4/p. 80/ to lib. 2/cap. 10/§ 4/p. 8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1/§ 8/p. 57/lin. 25 to lib. 2/cap. 1/§ 8/p. 57/lin. 25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circumferens inde truces minaciter oculos ad proceres Etruscorum nunc singulos provocare, nunc increpare omnes: servitia regum superborum, suae libertatis inmemores alienam oppugnatum venire.</text:p>
          </table:table-cell>
          <table:table-cell office:value-type="string" calcext:value-type="string">
            <text:p>Ipso miraculo audacie hostes stupefecit' 'Circumferens inde truces minaciter oculos ad proceres Etruscorum nunc singulos' hostium ad bellum 'provocat' et 'increpat omne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0/§ 8/p. 80/ to lib. 2/cap. 10/§ 8/p. 8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1/§ 8/p. 58/lin. 2 to lib. 2/cap. 1/§ 8/p. 58/lin. 3 (Schema:)</text:p>
          </table:table-cell>
          <table:table-cell office:value-type="float" office:value="56" calcext:value-type="float">
            <text:p>5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ta sicut erat armatus in Tiberim desiluit multis que superincidentibus telis incolumis ad suos tranavit rem ausus plus famae habituram ad posteros quam fidei.</text:p>
          </table:table-cell>
          <table:table-cell office:value-type="string" calcext:value-type="string">
            <text:p>'Tunc Cocles' orationem emisit dicens: 'Tiberine pater, te deprecor, sancte', ut 'hec arma et hunc militem propitio' cursu 'accipias', et 'sic' ut erat 'armatus in Tiberim desiluit', et 'ad suos incolumis' est reversus, 'multis' super eum 'incidentibus telis' Deinceps de ipsorum Romanorum potentia ac fortitudine scribit prolixius Seneca 'De providentia mundi' 'Veniam ad Regulum: Quid illi fortuna nocuit quod illum fidei documentum, patientiae &lt;documentum&gt; fecit?' Cui 'in vigilia suspensa sunt lumina', et 'quanto plus tormenti, tanto' amplius 'fuit' et 'glori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0/§ 11/p. 81/ to lib. 2/cap. 10/§ 11/p. 8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2/§ 1/p. 58/lin. 12 to lib. 2/cap. 2/§ 2/p. 58/lin. 20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Larcium cum expedita iuventute ad portam Collinam stare, donec hostis praetereat, inde se obicere, ne sit ad flumen reditus.</text:p>
          </table:table-cell>
          <table:table-cell office:value-type="string" calcext:value-type="string">
            <text:p>Ab urbe condita c. III 'Namque Valerius consul' 'iussit Spurium Largium cum expedita iuventute' Romana 'ad portam Collinam stare, donec hostis' Porsenna 'pretereat, deinde se obicere ne sit ad flumen reddit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1/§ 7/p. 81/ to lib. 2/cap. 11/§ 7/p. 8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37/§ 2/p. 183/lin. 1 to lib. 6/cap. 37/§ 2/p. 183/lin. 1 (Schema:)</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hostis hostem occidere volui, nec ad mortem minus animi est, quam fuit ad caedem: et facere et pati fortia Romanum est.</text:p>
          </table:table-cell>
          <table:table-cell office:value-type="string" calcext:value-type="string">
            <text:p>Ab urbe condita c. III 'Cum Cornelius Mutius nobilis adolescens' ibi: 'et facere et pati fortia Romanum est' ubi prolixius de hoc habetur mentio speciali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2/§ 9/p. 83/ to lib. 2/cap. 12/§ 9/p. 8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2/§ 4/p. 59/lin. 22 to lib. 2/cap. 2/§ 4/p. 59/lin. 22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utrimque constitit fides: et Romani pignus pacis ex foedere restituerunt, et apud regem Etruscum non tuta solum sed honorata etiam virtus fuit, laudatam que virginem parte obsidum se donare dixit</text:p>
          </table:table-cell>
          <table:table-cell office:value-type="string" calcext:value-type="string">
            <text:p>Romani' Cloeliam obsidem 'pignus pacis ex federe restituere' Porsenne Etruscorum regi, 'et apud regem Etruscum non tuta solum, sed honorata etiam virtus fuit, laudatam que virginem' [per huiusmodi Porsennam] 'parte obsidum' [ei que virgini] 'se donare dixit', et 'quos ipsa vellet, eliger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13/§ 9/p. 84/ to lib. 2/cap. 13/§ 9/p. 8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9/p. 52/lin. 2 to lib. 1/cap. 13/§ 9/p. 52/lin. 2 (Schema:)</text:p>
          </table:table-cell>
          <table:table-cell office:value-type="float" office:value="67" calcext:value-type="float">
            <text:p>6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opulus dedicationem aedis dat M.</text:p>
          </table:table-cell>
          <table:table-cell office:value-type="string" calcext:value-type="string">
            <text:p>Age, quam uiolenter se in pectore uniuersi populi Romani gessit eodem tempore, quo suffragiis eius dedicatio aedis Mercuri 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cap. 27/§ 6/p. 97/ to lib. 2/cap. 27/§ 6/p. 97/ (Schema:)</text:p>
          </table:table-cell>
          <table:table-cell office:value-type="string" calcext:value-type="string">
            <text:p>Ualerius Maximus</text:p>
          </table:table-cell>
          <table:table-cell office:value-type="string" calcext:value-type="string">
            <text:p>Facta et dicta memorabilia (LLA 314 - TLL VAL. MAX.)</text:p>
          </table:table-cell>
          <table:table-cell office:value-type="string" calcext:value-type="string">
            <text:p>vol. 2/lib. 9/cap. 3/§ 6/p. 588 to vol. 2/lib. 9/cap. 3/§ 6/p. 588 (Schema:)</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Ualerius Maximus</text:p>
          </table:table-cell>
          <table:table-cell/>
          <table:table-cell office:value-type="float" office:value="187" calcext:value-type="float">
            <text:p>187</text:p>
          </table:table-cell>
          <table:table-cell office:value-type="string" calcext:value-type="string">
            <text:p>187-AVAMABRFA_</text:p>
          </table:table-cell>
        </table:table-row>
        <table:table-row table:style-name="ro1">
          <table:table-cell office:value-type="string" calcext:value-type="string">
            <text:p>nihil praeter arma et quod cocti ad manum fuit cibi ferre militi licuit</text:p>
          </table:table-cell>
          <table:table-cell office:value-type="string" calcext:value-type="string">
            <text:p>'Nichil preter arma et quod cocti ad manum fuit' sibi 'offerre militi licu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23/§ 3/p. 163/ to lib. 3/cap. 23/§ 3/p. 16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2/§ 5/p. 48/lin. 12 to lib. 1/cap. 12/§ 5/p. 48/lin. 12 (Schema:)</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qua postquam ventum ad extremum est, inermes nudi que omnes sub iugum ab Tusculanis missi.</text:p>
          </table:table-cell>
          <table:table-cell office:value-type="string" calcext:value-type="string">
            <text:p>Postremo fames inde traxit hostem' et 'postquam ad extremum ventum est, inermes nudi que omnes sub iugum a Tusculanis miss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23/§ 5/p. 163/ to lib. 3/cap. 23/§ 5/p. 16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2/§ 5/p. 48/lin. 16 to lib. 1/cap. 12/§ 5/p. 48/lin. 16 (Schema:)</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hos ignominiosa fuga domum se recipientis Romanus consul in Algido consecutus ad unum omnes occidit.</text:p>
          </table:table-cell>
          <table:table-cell office:value-type="string" calcext:value-type="string">
            <text:p>Hos ignominiosa fuga domum' repetentes 'Romanus consul in Algido consecutus ad unum omnes occid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23/§ 5/p. 163/ to lib. 3/cap. 23/§ 5/p. 16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2/§ 5/p. 48/lin. 18 to lib. 1/cap. 12/§ 5/p. 48/lin. 18 (Schema:)</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t alter consul, postquam moenibus iam Romanis pulso hoste periculum esse desierat, et ipse ab Roma profectus.</text:p>
          </table:table-cell>
          <table:table-cell office:value-type="string" calcext:value-type="string">
            <text:p>Et alter consul, postquam' a 'menibus pulso hoste periculum esse desierat', in 'hostium finibus ingenti certamine Vulscos' et 'Equos' publice 'populatur' De clementia et humanitate Romanorum erga ipsorum hoste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23/§ 6/p. 163/ to lib. 3/cap. 23/§ 6/p. 16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2/§ 5/p. 48/lin. 20 to lib. 1/cap. 13/§ 1/p. 48/lin. 24 (Schema:)</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Cum ad rumores hominum de unoquoque legum capite editos satis correctae viderentur, centuriatis comitiis decem tabularum leges perlatae sunt, qui nunc quoque in hoc inmenso aliarum super alias acervatarum legum cumulo fons omnis publici privati que est iuris.</text:p>
          </table:table-cell>
          <table:table-cell office:value-type="string" calcext:value-type="string">
            <text:p>III. Ab urbe condita c. XI, titulo 'De institucione X tabularum' 'cum ad rumores hominum de unoquoque legum capite editos satis corrette viderentur' et eadem decada libro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34/§ 6/p. 173/ to lib. 3/cap. 34/§ 6/p. 17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6/§ 2/p. 22/lin. 19 to lib. 1/cap. 6/§ 2/p. 22/lin. 19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circumspectare omnibus fori partibus senatorem raro que usquam noscitare</text:p>
          </table:table-cell>
          <table:table-cell office:value-type="string" calcext:value-type="string">
            <text:p>Livius in III ab urbe condita: circumspectare omnibus fori partibus senatorem raro que usquam noscita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38/§ 9/p. 178/ to lib. 3/cap. 38/§ 9/p. 178/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8/p. 430/lin. 13/ to GL 2/lib. 8/p. 430/lin. 13/ (Schema:)</text:p>
          </table:table-cell>
          <table:table-cell office:value-type="float" office:value="81" calcext:value-type="float">
            <text:p>81</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Ad clades ab hostibus acceptas duo nefanda facinora decemviri belli domi que adiciunt.</text:p>
          </table:table-cell>
          <table:table-cell office:value-type="string" calcext:value-type="string">
            <text:p>Livius in III ab urbe condita: duo nefanda facinora decemviri belli domi que adiciu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43/§ 1/p. 182/ to lib. 3/cap. 43/§ 1/p. 182/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5/p. 72/lin. 3/ to GL 3/lib. 15/p. 72/lin. 3/ (Schema:)</text:p>
          </table:table-cell>
          <table:table-cell office:value-type="float" office:value="74" calcext:value-type="float">
            <text:p>74</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in Aventinum ite, unde profecti estis!</text:p>
          </table:table-cell>
          <table:table-cell office:value-type="string" calcext:value-type="string">
            <text:p>III. Ab urbe condita c. XVIIII quasi in principio, ibi: 'In Aventinum ite, unde profecti estis' et cetera, et c. XXII, ibi: 'Aventini Sacri que montis admonebat, ut ubi libertas parta esset, eo'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54/§ 8/p. 194/ to lib. 3/cap. 54/§ 8/p. 19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4/§ 4/p. 194/lin. 19 to lib. 7/cap. 4/§ 4/p. 194/lin. 19 (Schema:)</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nter haec ab Latinis et Hernicis legati gratulatum de concordia patrum ac plebis Romam venerunt donum que ob eam Iovi optumo maximo coronam auream in Capitolium tulere parvi ponderis, prout res haud opulentae erant colebantur que religiones pie magis quam magnifice.</text:p>
          </table:table-cell>
          <table:table-cell office:value-type="string" calcext:value-type="string">
            <text:p>i. Saturnus, nepos Iani, rex Cretensis expulsus 'a Iove filio' suo de regno, in monte qui dicitur hodie 'Capitolium' construxit manseolum, secundum Trogum libro XLIII in principio in quo celebrantur 'religiones pie magis quam magnifice',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cap. 57/§ 7/p. 198/ to lib. 3/cap. 57/§ 7/p. 198/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3/§ 1/p. 191/lin. 14 to lib. 7/cap. 3/§ 1/p. 191/lin. 14 (Schema:)</text:p>
          </table:table-cell>
          <table:table-cell office:value-type="float" office:value="36" calcext:value-type="float">
            <text:p>3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dem hic annus censurae initium fuit, rei a parva origine ortae, quae deinde tanto incremento aucta est, ut morum disciplinae que Romanae penes eam regimen, in senatu equitum que centuriis decoris dedecoris que discrimen sub dicione eius magistratus, ius publicorum privatorum que locorum, vectigalia populi Romani sub nutu atque arbitrio essent.</text:p>
          </table:table-cell>
          <table:table-cell office:value-type="string" calcext:value-type="string">
            <text:p>Ab urbe condita c. V in principio, titulo 'De initio censure', ibi: 'hic annus censure fuit initium, a parva origine rei orte, que tanto deinde incremento aucta est, ut morum discipline que Romanae penes eam regimen, senatui equitum que centuriis decoris dedecoris que discrimen sub dicione magistratus' imperatoris Romani ess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8/§ 2/p. 226/ to lib. 4/cap. 8/§ 2/p. 226/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3/cap. 2/§ 4/p. 72/lin. 1 to lib. 3/cap. 2/§ 4/p. 72/lin. 1 (Schema:)</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ax domi foris que fuit et hoc et insequente anno C. Furio Pacilo et M.</text:p>
          </table:table-cell>
          <table:table-cell office:value-type="string" calcext:value-type="string">
            <text:p>pax domi foris que fu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12/§ 1/p. 230/ to lib. 4/cap. 12/§ 1/p. 230/ (Schema:)</text:p>
          </table:table-cell>
          <table:table-cell office:value-type="string" calcext:value-type="string">
            <text:p>Obsequens (Iulius Obsequens)</text:p>
          </table:table-cell>
          <table:table-cell office:value-type="string" calcext:value-type="string">
            <text:p>Prodigiorum libri quae exstant (LLA 637 - TLL OBSEQ.)</text:p>
          </table:table-cell>
          <table:table-cell office:value-type="string" calcext:value-type="string">
            <text:p>cap. 50/p. 169/lin. 10/ to cap. 50/p. 169/lin. 10/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Obsequens (Iulius Obsequens)</text:p>
          </table:table-cell>
          <table:table-cell/>
          <table:table-cell office:value-type="float" office:value="345" calcext:value-type="float">
            <text:p>345</text:p>
          </table:table-cell>
          <table:table-cell office:value-type="string" calcext:value-type="string">
            <text:p>345-PIUOBPROD_</text:p>
          </table:table-cell>
        </table:table-row>
        <table:table-row table:style-name="ro1">
          <table:table-cell office:value-type="string" calcext:value-type="string">
            <text:p>Pax domi foris que fuit et hoc et insequente anno C. Furio Pacilo et M.</text:p>
          </table:table-cell>
          <table:table-cell office:value-type="string" calcext:value-type="string">
            <text:p>urbe &lt;lu&gt;strata pax domi foris que fu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12/§ 1/p. 230/ to lib. 4/cap. 12/§ 1/p. 230/ (Schema:)</text:p>
          </table:table-cell>
          <table:table-cell office:value-type="string" calcext:value-type="string">
            <text:p>Obsequens (Iulius Obsequens)</text:p>
          </table:table-cell>
          <table:table-cell office:value-type="string" calcext:value-type="string">
            <text:p>Prodigiorum libri quae exstant (LLA 637 - TLL OBSEQ.)</text:p>
          </table:table-cell>
          <table:table-cell office:value-type="string" calcext:value-type="string">
            <text:p>cap. 12/p. 154/lin. 18/ to cap. 12/p. 154/lin. 18/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Obsequens (Iulius Obsequens)</text:p>
          </table:table-cell>
          <table:table-cell/>
          <table:table-cell office:value-type="float" office:value="345" calcext:value-type="float">
            <text:p>345</text:p>
          </table:table-cell>
          <table:table-cell office:value-type="string" calcext:value-type="string">
            <text:p>345-PIUOBPROD_</text:p>
          </table:table-cell>
        </table:table-row>
        <table:table-row table:style-name="ro1">
          <table:table-cell office:value-type="string" calcext:value-type="string">
            <text:p>quem cum ictum equo deiecisset, confestim et ipse hasta innixus se in pedes excepit.</text:p>
          </table:table-cell>
          <table:table-cell office:value-type="string" calcext:value-type="string">
            <text:p>quem cum ictu equo deiecisset, confestim et ipse hasta innixus se in pedes excep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19/§ 4/p. 238/ to lib. 4/cap. 19/§ 4/p. 238/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4/cap. 11/§ 5/p. 121/lin. 26 to lib. 4/cap. 11/§ 5/p. 121/lin. 26 (Schema:)</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xperiundam rem denique in uno aut altero esse, sit ne aliqui plebeius ferendo magno honori, an portento simile miraculo que sit fortem ac strenuum virum aliquem existere ortum ex plebe.</text:p>
          </table:table-cell>
          <table:table-cell office:value-type="string" calcext:value-type="string">
            <text:p>experiendam rem' aliam 'in uno aut altero esse sit ne aliquis' curialium seu scriptorum aut litigantium huiusmodi quantumcumque fidelis, 'fortis' aut 'strenuus' et per alios quam per ipsos maiores nominatus vel electus ad aliquid offitium in palatio vestro aut cancellaria vel rescribendaria aut correctoria seu alib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35/§ 9/p. 255/ to lib. 4/cap. 35/§ 9/p. 25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7/§ 3/p. 30/lin. 24 to lib. 1/cap. 7/§ 3/p. 30/lin. 24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concedendo deinde, ut, quem ad modum in tribunis consulari potestate creandis ius sissent adaequari, sic in quaestoribus liberum esset arbitrium populi, cum parum proficerent, totam rem de augendo quaestorum numero omittunt.</text:p>
          </table:table-cell>
          <table:table-cell office:value-type="string" calcext:value-type="string">
            <text:p>Haec tibi, dulcissime fili et conlevita Gutberte, diligenter ex antiquorum opusculis scriptorum excerpere curavi et quae sparsim reperta ipse diutino labore collegeram tibi collecta obtuli, ut, quem ad modum in divinis litteris statutis que ecclesiasticis imbuere studui, ita et in metrica arte, quae divinis non est incognita libris, te solerter instruere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43/§ 5/p. 262/ to lib. 4/cap. 43/§ 5/p. 262/ (Schema:)</text:p>
          </table:table-cell>
          <table:table-cell office:value-type="string" calcext:value-type="string">
            <text:p>Beda Uenerabilis</text:p>
          </table:table-cell>
          <table:table-cell office:value-type="string" calcext:value-type="string">
            <text:p>De arte metrica</text:p>
          </table:table-cell>
          <table:table-cell office:value-type="string" calcext:value-type="string">
            <text:p>p. 260/lin. 3/lin. 14/ to p. 260/lin. 3/lin. 14/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Beda Uenerabilis</text:p>
          </table:table-cell>
          <table:table-cell/>
          <table:table-cell office:value-type="float" office:value="298" calcext:value-type="float">
            <text:p>298</text:p>
          </table:table-cell>
          <table:table-cell office:value-type="string" calcext:value-type="string">
            <text:p>298-PBEDAMETR_</text:p>
          </table:table-cell>
        </table:table-row>
        <table:table-row table:style-name="ro1">
          <table:table-cell office:value-type="string" calcext:value-type="string">
            <text:p>itaque cum res diu ducta per altercationem esset, consulibus deos homines que testantibus, quidquid ab hostibus cladis ignominiae que aut iam acceptum esset aut inmineret, culpam penes Menenium fore, qui dilectum impediret, Menenio contra vociferante, si iniusti domini possessione agri publici cederent, se moram dilectui non facere, decreto interposito novem tribuni sustulerunt certamen pronuntiaverunt que ex collegii sententia C. Valerio consuli se, damnum aliam que coercitionem adversus intercessionem collegae dilectus causa detractantibus militiam inhibenti, auxilio futuros esse.</text:p>
          </table:table-cell>
          <table:table-cell office:value-type="string" calcext:value-type="string">
            <text:p>se Deum homines que testari quicquid ab hostibus tam Hispanis quam Indis cladis ignominiae que aut iam acceptum esset aut immineret culpam penes Castrum fore, qui cohortes armatas in prouinciam Noui Toleti inducer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cap. 53/§ 5/p. 273/ to lib. 4/cap. 53/§ 5/p. 273/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7/cap. 22/§ 2/p. 586/lin. 14 to lib. 7/cap. 22/§ 2/p. 586/lin. 14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reliquum est, ut, quae hic vociferantur, eadem in castris et apud milites agant et exercitus corrumpant ducibus que parere non patiantur, quoniam ea demum Romae libertas est, non senatum, non magistratus, non leges, non mores maiorum, non instituta patrum, non disciplinam vereri militiae'.</text:p>
          </table:table-cell>
          <table:table-cell office:value-type="string" calcext:value-type="string">
            <text:p>hos dux ipse usque adeo Francisci Pizarri et complurium caede ac Limae aliarum que urbium direptione et templorum ac fanorum spoliatione efferauit ut non Deum, non religionem, non Caesarem, non senatum, non magistratus, non leges, non mores ac instituta uerean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6/§ 16/p. 291/ to lib. 5/cap. 6/§ 16/p. 291/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6/cap. 93/§ 9/p. 485/lin. 29 to lib. 6/cap. 93/§ 9/p. 485/lin. 29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cuius insanabili perniciei quando nec causa nec finis inveniebatur, libri Sibyllini ex senatus consulto aditi sunt.</text:p>
          </table:table-cell>
          <table:table-cell office:value-type="string" calcext:value-type="string">
            <text:p>Iussit' insuper ut ipsi 'cum coniugibus ac liberis' ipsorum 'supplicatum' deos 'irent pacem que' ipsorum 'exposcerent', sed cum ex hoc 'nec causa nec finis' insatiabilis pestis 'inveniretur' occasionibus supra dictis, tunc 'libri Sibilini ex senatus consulto aditi su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13/§ 4/p. 299/ to lib. 5/cap. 13/§ 4/p. 299/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5/§ 4/p. 144/lin. 10 to lib. 5/cap. 5/§ 4/p. 144/lin. 10 (Schema:)</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tota urbe patentibus ianuis promiscuo que usu rerum omnium in propatulo posito notos ignotos que passim advenas in hospitium ductos ferunt et cum inimicis quoque benigne ac comiter sermones habitos, iurgiis ac litibus temperatum</text:p>
          </table:table-cell>
          <table:table-cell office:value-type="string" calcext:value-type="string">
            <text:p>'Tota urbe patentibus ianuis promiscuo que usu rerum omnium in propatulo posito, notos innotos que', presertim 'advenas', per 'hospitia ductos ferunt et cum inimicis benigne ac comiter sermones habito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13/§ 7/p. 299/ to lib. 5/cap. 13/§ 7/p. 299/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5/cap. 5/§ 4/p. 144/lin. 20 to lib. 5/cap. 5/§ 4/p. 144/lin. 20 (Schema:)</text:p>
          </table:table-cell>
          <table:table-cell office:value-type="float" office:value="85" calcext:value-type="float">
            <text:p>8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sed in rebus tam antiquis si, quae similia veris sint, pro veris accipiantur, satis habeam</text:p>
          </table:table-cell>
          <table:table-cell office:value-type="string" calcext:value-type="string">
            <text:p>sed in rebus tam antiquis, si qua similia veri sunt, pro veris accipian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1/§ 9/p. 308/ to lib. 5/cap. 21/§ 9/p. 308/ (Schema:)</text:p>
          </table:table-cell>
          <table:table-cell office:value-type="string" calcext:value-type="string">
            <text:p>Ualla (Laurentius Valla)</text:p>
          </table:table-cell>
          <table:table-cell office:value-type="string" calcext:value-type="string">
            <text:p>De falso credita et ementita Constantini donatione declamatio</text:p>
          </table:table-cell>
          <table:table-cell office:value-type="string" calcext:value-type="string">
            <text:p>cap. 24/§ 76/p. 66/lin. 9/ to cap. 24/§ 76/p. 66/lin. 9/ (Schema:)</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Ualla (Laurentius Valla)</text:p>
          </table:table-cell>
          <table:table-cell/>
          <table:table-cell office:value-type="float" office:value="240" calcext:value-type="float">
            <text:p>240</text:p>
          </table:table-cell>
          <table:table-cell office:value-type="string" calcext:value-type="string">
            <text:p>240-MLAVACONS_</text:p>
          </table:table-cell>
        </table:table-row>
        <table:table-row table:style-name="ro1">
          <table:table-cell office:value-type="string" calcext:value-type="string">
            <text:p>sed in rebus tam antiquis si, quae similia veris sint, pro veris accipiantur, satis habeam</text:p>
          </table:table-cell>
          <table:table-cell office:value-type="string" calcext:value-type="string">
            <text:p>Et primo dicendum est unde mons denominetur, et quidem mons dicitur a munimine, quia munit nos atque defendit ab hostibus, secundum Uguitionem c. 'Moneo' 'Sed in rebus tam antiquis si que similia veris sint, pro veris accipiantur', secundum Livium Ab urbe condita libro V c. X De septem montibus urbis Rome a quibus ipsa dicitur civitas septicollis, et primo de monte Ianiculo.</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1/§ 9/p. 308/ to lib. 5/cap. 21/§ 9/p. 308/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prol./§ 2/p. 189/lin. 4 to lib. 7/cap. 1/§ 1/p. 189/lin. 10 (Schema:)</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haec ad ostentationem scaenae gaudentis miraculis aptiora quam ad fidem neque adfirmare neque refellere operae pretium est.</text:p>
          </table:table-cell>
          <table:table-cell office:value-type="string" calcext:value-type="string">
            <text:p>haec ad ostentationem scenae gaudentis miraculis aptiora quam ad fidem neque affirmare neque refellere est operae preti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1/§ 9/p. 308/ to lib. 5/cap. 21/§ 9/p. 308/ (Schema:)</text:p>
          </table:table-cell>
          <table:table-cell office:value-type="string" calcext:value-type="string">
            <text:p>Ualla (Laurentius Valla)</text:p>
          </table:table-cell>
          <table:table-cell office:value-type="string" calcext:value-type="string">
            <text:p>De falso credita et ementita Constantini donatione declamatio</text:p>
          </table:table-cell>
          <table:table-cell office:value-type="string" calcext:value-type="string">
            <text:p>cap. 24/§ 76/p. 66/lin. 13/ to cap. 24/§ 76/p. 66/lin. 13/ (Schema:)</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Ualla (Laurentius Valla)</text:p>
          </table:table-cell>
          <table:table-cell/>
          <table:table-cell office:value-type="float" office:value="240" calcext:value-type="float">
            <text:p>240</text:p>
          </table:table-cell>
          <table:table-cell office:value-type="string" calcext:value-type="string">
            <text:p>240-MLAVACONS_</text:p>
          </table:table-cell>
        </table:table-row>
        <table:table-row table:style-name="ro1">
          <table:table-cell office:value-type="string" calcext:value-type="string">
            <text:p>is cum in pace instituisset pueros ante urbem lusus exercendi que causa producere, nihil eo more per belli tempus intermisso [dum] modo brevioribus modo longioribus spatiis trahendo eos a porta, lusu sermonibus que variatis longius solito, ubi res dedit, progressus inter stationes eos hostium castra que inde Romana in praetorium ad Camillum perduxit.</text:p>
          </table:table-cell>
          <table:table-cell office:value-type="string" calcext:value-type="string">
            <text:p>V. Ab urbe condita c. XII 'mos erat Faliscis', ibi: cum 'principum liberi cure unius magistri demandarentur, is' magister, 'cum in pace instruxisset pueros' cure sue traditos, 'ante urbem' Faleriam 'causa lusus exercendi perduxit, nichil eo more per belli tempus dimisso, dum modo' tunc 'brevioribus spatiis modo longioribus traxisset eos a porta, lusu et sermonibus variatis, longius solito progressus, inter stationes hostium castra que' Romanorum pueros 'in pretorium ad Camilum perdux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2/p. 314/ to lib. 5/cap. 27/§ 2/p. 3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6/p. 50/lin. 25 to lib. 1/cap. 13/§ 6/p. 50/lin. 25 (Schema:)</text:p>
          </table:table-cell>
          <table:table-cell office:value-type="float" office:value="68" calcext:value-type="float">
            <text:p>6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bi scelesto facinori scelestiorem sermonem addit, Falerios se in manus Romanis tradidisse, quando eos pueros, quorum parentes capita ibi rerum sint, in potestatem dediderit.</text:p>
          </table:table-cell>
          <table:table-cell office:value-type="string" calcext:value-type="string">
            <text:p>Ibi scelesto facinori scelestiorem sermonem addit: Falerios se in manibus Romanorum tradidisse, quando' huiusmodi 'pueros, quorum parentes capita ibi rerum sint, in' vestra 'potestate deder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3/p. 314/ to lib. 5/cap. 27/§ 3/p. 3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6/p. 51/lin. 4 to lib. 1/cap. 13/§ 6/p. 51/lin. 4 (Schema:)</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sunt et belli sicut pacis iura, iuste que ea non minus quam fortiter didicimus gerere.</text:p>
          </table:table-cell>
          <table:table-cell office:value-type="string" calcext:value-type="string">
            <text:p>Sunt nobis belli' et 'pacis iura iuste que ea non minus quam fortiter' servare decrevim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6/p. 314/ to lib. 5/cap. 27/§ 6/p. 3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7/p. 51/lin. 10 to lib. 1/cap. 13/§ 7/p. 51/lin. 10 (Schema:)</text:p>
          </table:table-cell>
          <table:table-cell office:value-type="float" office:value="77" calcext:value-type="float">
            <text:p>7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rma habemus non adversus eam aetatem, cui etiam captis urbibus parcitur, sed adversus armatos et ipsos, qui nec laesi nec lacessiti a nobis castra Romana ad Veios oppugnarunt.</text:p>
          </table:table-cell>
          <table:table-cell office:value-type="string" calcext:value-type="string">
            <text:p>'Arma' quoque 'habemus non adversus eam etatem cui etiam captis urbibus parcitur, sed adversus armatos et ipsos' Falisco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7/p. 314/ to lib. 5/cap. 27/§ 7/p. 3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7/p. 51/lin. 11 to lib. 1/cap. 13/§ 7/p. 51/lin. 11 (Schema:)</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os tu, quantum in te fuit, novo scelere vicisti</text:p>
          </table:table-cell>
          <table:table-cell office:value-type="string" calcext:value-type="string">
            <text:p>'Tu' vero, 'quantum in te fuit, novo scelere vicisti', sed 'ego Romanis arte' et 'virtute' ac 'armis sicut Vehios' Falerios 'vinca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8/p. 314/ to lib. 5/cap. 27/§ 8/p. 31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7/p. 51/lin. 13 to lib. 1/cap. 13/§ 7/p. 51/lin. 13 (Schema:)</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mittite, qui arma, qui obsides, qui urbem patentibus portis accipiant.</text:p>
          </table:table-cell>
          <table:table-cell office:value-type="string" calcext:value-type="string">
            <text:p>mictite qui arma, qui obsides, qui urbem patentibus portis accipiant, nec vos fidei nostre neu nos imperii vestri peniteb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27/§ 13/p. 315/ to lib. 5/cap. 27/§ 13/p. 31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8/p. 51/lin. 20 to lib. 1/cap. 13/§ 8/p. 51/lin. 20 (Schema:)</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Fabi Ambusti filii missi, qui senatus populi que Romani nomine agerent cum Gallis, ne, a quibus nullam iniuriam accepissent, socios populi Romani atque amicos oppugnarent.</text:p>
          </table:table-cell>
          <table:table-cell office:value-type="string" calcext:value-type="string">
            <text:p>Per Bonifatium Maguntinum episcopum delegata auctoritate Pipinum sacro ex more oleo perunxit atque senatus populi que Romani nomine patricium consulem que pronuncia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35/§ 5/p. 323/ to lib. 5/cap. 35/§ 5/p. 323/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decas 1/lib. 8/§ 353/p. 178 to tom. I/decas 1/lib. 8/§ 353/p. 178 (Schema:)</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ad id faciendum C. Fabius Dorsuo Gabino cinctu, sacra manibus gerens, cum de Capitolio descendisset, per medias hostium stationes egressus, nihil ad vocem uniusquam terrorem ve motus, in Quirinalem collem pervenit ibi que omnibus sollemniter peractis eadem revertens similiter constanti vultu gradu que, satis sperans propitios esse deos, quorum cultum ne mortis quidem metu prohibitus deseruisset, in Capitolium ad suos rediit seu attonitis Gallis miraculo audaciae seu religione etiam motis, cuius haudquaquam neglegens gens est.</text:p>
          </table:table-cell>
          <table:table-cell office:value-type="string" calcext:value-type="string">
            <text:p>ibi que omnibus peractis solempniter' in eodem Capitolio monte 'reversus vultu constantiori atque gradu, satis sperans' sibi 'propitios esse deos quorum cultum ne mortis quidem metu prohibitus deseruit' [sacrifitium], 'attonitis Gallis miraculo audacie seu religione' {Nota Gallos religioni intentos, ut hic} 'cuius gens' Gallica non 'est negligens'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46/§ 2/p. 333/ to lib. 5/cap. 46/§ 2/p. 33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5/§ 4/p. 195/lin. 23 to lib. 7/cap. 5/§ 4/p. 195/lin. 23 (Schema:)</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d id faciendum C. Fabius Dorsuo Gabino cinctu, sacra manibus gerens, cum de Capitolio descendisset, per medias hostium stationes egressus, nihil ad vocem uniusquam terrorem ve motus, in Quirinalem collem pervenit ibi que omnibus sollemniter peractis eadem revertens similiter constanti vultu gradu que, satis sperans propitios esse deos, quorum cultum ne mortis quidem metu prohibitus deseruisset, in Capitolium ad suos rediit seu attonitis Gallis miraculo audaciae seu religione etiam motis, cuius haudquaquam neglegens gens est.</text:p>
          </table:table-cell>
          <table:table-cell office:value-type="string" calcext:value-type="string">
            <text:p>Et 'ad id faciendum' Cornelius 'Fabius' in gente sua precipuus 'Dorsuo Gabino cinctu sacra manibus gerens cum de Capitolio' tunc a Gallis obsesso 'descendisset' et 'per medias hostium stationes' fuisset 'egressus, nichil ad vocem terrorem que cuiusquam' Gallorum perterritus 'in Quirinalem collem perven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46/§ 2/p. 333/ to lib. 5/cap. 46/§ 2/p. 33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7/cap. 5/§ 4/p. 195/lin. 23 to lib. 7/cap. 5/§ 4/p. 195/lin. 23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Galli nova re trepidi arma capiunt ira que magis quam consilio in Romanos incurrunt.</text:p>
          </table:table-cell>
          <table:table-cell office:value-type="string" calcext:value-type="string">
            <text:p>III. c. proximo in fine qui 'Galli arma capientes ira que magis quam consilio in Romanos' et dictatorem ignave 'incurru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49/§ 5/p. 337/ to lib. 5/cap. 49/§ 5/p. 33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36/§ 4/p. 181/lin. 9 to lib. 6/cap. 36/§ 4/p. 181/lin. 9 (Schema:)</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on sine causa dii homines que hunc urbi condendae locum elegerunt, saluberrimos colles, flumen opportunum, quo ex mediterraneis locis fruges devehantur, quo maritimi commeatus accipiantur, mare vicinum ad commoditates nec expositum nimia propinquitate ad pericula classium externarum, regionem Italiae mediam, ad incrementum urbis natum unice locum.</text:p>
          </table:table-cell>
          <table:table-cell office:value-type="string" calcext:value-type="string">
            <text:p>Et ideo 'non' indigne 'dii et homines hunc condende urbis locum' saluberimum 'elegerunt', ubi presertim Christus Dei filius et homo verus principatum sacerdotii et ecclesie sue sancte statuit fundamentum - XCVI di. 'Constantinus' ubi sunt 'saluberimi colles, flumen oportunum, quo ex mediterraneis locis fruges devehantur, quo maritimi commeatus accipiantur, mare vicinum ad commoditates nec expositum nimia propinquitate ad pericula classium externarum region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5/cap. 54/§ 4/p. 343/ to lib. 5/cap. 54/§ 4/p. 343/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0/cap. 1/§ 6/p. 233/lin. 12 to lib. 10/cap. 1/§ 6/p. 233/lin. 12 (Schema:)</text:p>
          </table:table-cell>
          <table:table-cell office:value-type="float" office:value="67" calcext:value-type="float">
            <text:p>6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Quae ab condita urbe Roma ad captam urbem eandem Romani sub regibus primum, consulibus deinde ac dictatoribus decemviris que ac tribunis consularibus gessere, foris bella, domi seditiones, quinque libris exposui, res cum vetustate nimia obscuras, velut quae magno ex intervallo loci vix cernuntur, tum quod parvae et rarae per eadem tempora litterae fuere, una custodia fidelis memoriae rerum gestarum, et quod, etiam si quae in commentariis pontificum aliis que publicis privatis que erant monumentis, incensa urbe pleraeque interiere.</text:p>
          </table:table-cell>
          <table:table-cell office:value-type="string" calcext:value-type="string">
            <text:p>Ratio huius est quia 'tunc rare per eadem tempora littere fuerunt, et si que &lt;in&gt; commentariis pontificum aliis que publicis privatis que erant monumentis', capta et 'incensa urbe' a Gallis preter Capitolii arcem 'interierunt',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6/cap. 1/§ 1/p. 345/ to lib. 6/cap. 1/§ 1/p. 34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1/§ 2/p. 162/lin. 14 to lib. 6/cap. 21/§ 2/p. 162/lin. 14 (Schema:)</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diectae mortuo notae sunt: publica una, quod, cum domus eius fuisset, ubi nunc aedes atque officina Monetae est, latum ad populum est, ne quis patricius in arce aut Capitolio habitaret</text:p>
          </table:table-cell>
          <table:table-cell office:value-type="string" calcext:value-type="string">
            <text:p>huius supplicio aeternae memoriae nota inserta est: propter illum enim lege sanciri placuit ne quis patricius in arce aut Capitolio habitaret, quia domum eo loci habuerat ubi nunc aedem Monetae uidem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6/cap. 20/§ 13/p. 368/ to lib. 6/cap. 20/§ 13/p. 368/ (Schema:)</text:p>
          </table:table-cell>
          <table:table-cell office:value-type="string" calcext:value-type="string">
            <text:p>Ualerius Maximus</text:p>
          </table:table-cell>
          <table:table-cell office:value-type="string" calcext:value-type="string">
            <text:p>Facta et dicta memorabilia (LLA 314 - TLL VAL. MAX.)</text:p>
          </table:table-cell>
          <table:table-cell office:value-type="string" calcext:value-type="string">
            <text:p>vol. 1/lib. 6/cap. 3/§ 1 a/p. 388 to vol. 1/lib. 6/cap. 3/§ 1 a/p. 388 (Schema:)</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Ualerius Maximus</text:p>
          </table:table-cell>
          <table:table-cell/>
          <table:table-cell office:value-type="float" office:value="187" calcext:value-type="float">
            <text:p>187</text:p>
          </table:table-cell>
          <table:table-cell office:value-type="string" calcext:value-type="string">
            <text:p>187-AVAMABRFA_</text:p>
          </table:table-cell>
        </table:table-row>
        <table:table-row table:style-name="ro1">
          <table:table-cell office:value-type="string" calcext:value-type="string">
            <text:p>et cum anceps hostis et a fronte et a tergo urgeret nec ad pugnam ulla vis nec ad fugam loci quicquam superesset, in medio caesi ad unum omnes.</text:p>
          </table:table-cell>
          <table:table-cell office:value-type="string" calcext:value-type="string">
            <text:p>coniurati et a fronte et ab utroque latere ferociter instant integri que et recentes defessis succedu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6/cap. 33/§ 12/p. 383/ to lib. 6/cap. 33/§ 12/p. 383/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5/cap. 60/§ 7/p. 330/lin. 1 to lib. 5/cap. 60/§ 7/p. 330/lin. 1 (Schema:)</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et cum anceps hostis et a fronte et a tergo urgeret nec ad pugnam ulla vis nec ad fugam loci quicquam superesset, in medio caesi ad unum omnes.</text:p>
          </table:table-cell>
          <table:table-cell office:value-type="string" calcext:value-type="string">
            <text:p>Alexander et a fronte et a tergo hostem habeb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6/cap. 33/§ 12/p. 383/ to lib. 6/cap. 33/§ 12/p. 383/ (Schema:)</text:p>
          </table:table-cell>
          <table:table-cell office:value-type="string" calcext:value-type="string">
            <text:p>Curtius Rufus (Quintus Curtius Rufus)</text:p>
          </table:table-cell>
          <table:table-cell office:value-type="string" calcext:value-type="string">
            <text:p>Historiae</text:p>
          </table:table-cell>
          <table:table-cell office:value-type="string" calcext:value-type="string">
            <text:p>lib. 4/cap. 15/§ 21/lin. 1286 (p. 96)/ to lib. 4/cap. 15/§ 21/lin. 1286 (p. 96)/ (Schema:)</text:p>
          </table:table-cell>
          <table:table-cell office:value-type="float" office:value="38" calcext:value-type="float">
            <text:p>38</text:p>
          </table:table-cell>
          <table:table-cell office:value-type="string" calcext:value-type="string">
            <text:p>49.5</text:p>
          </table:table-cell>
          <table:table-cell office:value-type="string" calcext:value-type="string">
            <text:p>Curtius Rufus (Quintus Curtius Rufus)</text:p>
          </table:table-cell>
          <table:table-cell/>
          <table:table-cell office:value-type="float" office:value="441" calcext:value-type="float">
            <text:p>441</text:p>
          </table:table-cell>
          <table:table-cell office:value-type="string" calcext:value-type="string">
            <text:p>441-ACUQUTHIS2_</text:p>
          </table:table-cell>
        </table:table-row>
        <table:table-row table:style-name="ro1">
          <table:table-cell office:value-type="string" calcext:value-type="string">
            <text:p>et cum anceps hostis et a fronte et a tergo urgeret nec ad pugnam ulla vis nec ad fugam loci quicquam superesset, in medio caesi ad unum omnes.</text:p>
          </table:table-cell>
          <table:table-cell office:value-type="string" calcext:value-type="string">
            <text:p>Hos Spitamenes saltum circumire iussos pariter et a lateribus et a fronte et a tergo hosti ostend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6/cap. 33/§ 12/p. 383/ to lib. 6/cap. 33/§ 12/p. 383/ (Schema:)</text:p>
          </table:table-cell>
          <table:table-cell office:value-type="string" calcext:value-type="string">
            <text:p>Curtius Rufus (Quintus Curtius Rufus)</text:p>
          </table:table-cell>
          <table:table-cell office:value-type="string" calcext:value-type="string">
            <text:p>Historiae</text:p>
          </table:table-cell>
          <table:table-cell office:value-type="string" calcext:value-type="string">
            <text:p>lib. 7/cap. 7/§ 33/lin. 716 (p. 225)/ to lib. 7/cap. 7/§ 33/lin. 716 (p. 225)/ (Schema:)</text:p>
          </table:table-cell>
          <table:table-cell office:value-type="float" office:value="31" calcext:value-type="float">
            <text:p>31</text:p>
          </table:table-cell>
          <table:table-cell office:value-type="string" calcext:value-type="string">
            <text:p>49.5</text:p>
          </table:table-cell>
          <table:table-cell office:value-type="string" calcext:value-type="string">
            <text:p>Curtius Rufus (Quintus Curtius Rufus)</text:p>
          </table:table-cell>
          <table:table-cell/>
          <table:table-cell office:value-type="float" office:value="441" calcext:value-type="float">
            <text:p>441</text:p>
          </table:table-cell>
          <table:table-cell office:value-type="string" calcext:value-type="string">
            <text:p>441-ACUQUTHIS2_</text:p>
          </table:table-cell>
        </table:table-row>
        <table:table-row table:style-name="ro1">
          <table:table-cell office:value-type="string" calcext:value-type="string">
            <text:p>Et hoc et insequenti anno C. Sulpicio Petico C. Licinio Stolone consulibus pestilentia fuit.</text:p>
          </table:table-cell>
          <table:table-cell office:value-type="string" calcext:value-type="string">
            <text:p>C. Sulpicio Petico C. Licinio Stolone consulibus intoleranda uis ortae pestilentiae ciuitatem nostram a bellicis operibus reuocatam domestici atque intestini mali cura adflixerat, iam que plus in exquisito et nouo cultu religionis quam in ullo humano consilio positum opis uideba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7/cap. 2/§ 1/p. 399/ to lib. 7/cap. 2/§ 1/p. 399/ (Schema:)</text:p>
          </table:table-cell>
          <table:table-cell office:value-type="string" calcext:value-type="string">
            <text:p>Ualerius Maximus</text:p>
          </table:table-cell>
          <table:table-cell office:value-type="string" calcext:value-type="string">
            <text:p>Facta et dicta memorabilia (LLA 314 - TLL VAL. MAX.)</text:p>
          </table:table-cell>
          <table:table-cell office:value-type="string" calcext:value-type="string">
            <text:p>vol. 1/lib. 2/cap. 4/§ 4/p. 100 to vol. 1/lib. 2/cap. 4/§ 4/p. 100 (Schema:)</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Ualerius Maximus</text:p>
          </table:table-cell>
          <table:table-cell/>
          <table:table-cell office:value-type="float" office:value="187" calcext:value-type="float">
            <text:p>187</text:p>
          </table:table-cell>
          <table:table-cell office:value-type="string" calcext:value-type="string">
            <text:p>187-AVAMABRFA_</text:p>
          </table:table-cell>
        </table:table-row>
        <table:table-row table:style-name="ro1">
          <table:table-cell office:value-type="string" calcext:value-type="string">
            <text:p>undique, non urbana tantum sed etiam agresti iuventute, decem legiones scriptae dicuntur quaternum milium et ducenorum peditum equitum que trecenorum, quem nunc novum exercitum, si qua externa vis ingruat, hae vires populi Romani, quas vix terrarum capit orbis, contractae in unum haud facile efficiant</text:p>
          </table:table-cell>
          <table:table-cell office:value-type="string" calcext:value-type="string">
            <text:p>VII. Ab urbe condita c. XIIII 'inter duo bella simul externa' ibi: 'hae vires populi Romani, quas vix terrarum capit orbis, contracte in unum' Patet igitur ex premissis Romanos viros fortes esse propter penas vitandas, que fugientibus e prelio, spreta virtute verecundie, a preside inferuntur, secundum Valer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7/cap. 25/§ 8/p. 425/ to lib. 7/cap. 25/§ 8/p. 425/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2/§ 5/p. 60/lin. 7 to lib. 2/cap. 2/§ 6/p. 60/lin. 11 (Schema:)</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xanimati omnes tam atroci imperio nec aliter quam in se quisque destrictam cernentes securem, metu magis quam modestia quievere.</text:p>
          </table:table-cell>
          <table:table-cell office:value-type="string" calcext:value-type="string">
            <text:p>Exanimati omnes' a 'tam atroci imperio nec aliter quam in se quisque districtam cernentes securem metu magis quam modestia quievere' Quorum populorum primi fuerunt Etrurii, secundi Sabinenses, tertii Tusculani, quarti Polenses, quinti Celentes, sexti Fidenates, septimi Vegentes, octavi Ianiculenses, noni Camerii, decimi Crustumi, undecimi Falisti et duodecimi Lucan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7/§ 20/p. 458/ to lib. 8/cap. 7/§ 20/p. 458/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9/cap. 1/§ 4/p. 225/lin. 9 to lib. 9/cap. 1/§ 5/p. 225/lin. 12 (Schema:)</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Pugnatum est haud procul radicibus Vesuvii montis, qua via ad Veserim ferebat.</text:p>
          </table:table-cell>
          <table:table-cell office:value-type="string" calcext:value-type="string">
            <text:p>idem in VII: quem autem ab Roma posse exciri? in eodem: qua via ad Veserim fereb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8/§ 19/p. 461/ to lib. 8/cap. 8/§ 19/p. 461/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5/p. 66/lin. 17/ to GL 3/lib. 15/p. 66/lin. 18/ (Schema:)</text:p>
          </table:table-cell>
          <table:table-cell office:value-type="float" office:value="53" calcext:value-type="float">
            <text:p>53</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ipse incinctus cinctu Gabino, armatus in equum insilivit ac se in medios hostes inmisit, conspectus ab utraque acie.</text:p>
          </table:table-cell>
          <table:table-cell office:value-type="string" calcext:value-type="string">
            <text:p>Ab urbe condita c. VI 'in hac trepidatione Decius consul' Romanus 'Marcum Valerium magna voce inclamat' dicens: 'Deorum', inquid, 'ope, Valeri, opus est' et 'ipse precintus cinto Gabino, armatus in equum insiluit ac se in medios hostes inmisit, conspectus ab utraque acie, aliquanto augustior humano visu, sicut' e 'celo missus piaculum omnis deorum ire qui pestem a suis aversam in hostes ferr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9/§ 9/p. 461/ to lib. 8/cap. 9/§ 9/p. 46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2/§ 2/p. 58/lin. 25 to lib. 2/cap. 2/§ 2/p. 58/lin. 25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liquanto augustior humano visus, sicut caelo missus piaculum omnis deorum irae, qui pestem ab suis aversam in hostes ferret</text:p>
          </table:table-cell>
          <table:table-cell office:value-type="string" calcext:value-type="string">
            <text:p>Ab urbe condita c. VI 'in hac trepidatione Decius consul' Romanus 'Marcum Valerium magna voce inclamat' dicens: 'Deorum', inquid, 'ope, Valeri, opus est' et 'ipse precintus cinto Gabino, armatus in equum insiluit ac se in medios hostes inmisit, conspectus ab utraque acie, aliquanto augustior humano visu, sicut' e 'celo missus piaculum omnis deorum ire qui pestem a suis aversam in hostes ferr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9/§ 10/p. 461/ to lib. 8/cap. 9/§ 10/p. 461/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2/§ 2/p. 58/lin. 25 to lib. 2/cap. 2/§ 2/p. 58/lin. 25 (Schema:)</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Haec, etsi omnis divini humani que moris memoria abolevit nova peregrina que omnia priscis ac patriis praeferendo, haud ab re duxi verbis quoque ipsis, ut tradita nuncupata que sunt, referre.</text:p>
          </table:table-cell>
          <table:table-cell office:value-type="string" calcext:value-type="string">
            <text:p>Livius in VIII: etsi omnis divini humani que moris memoria abolever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11/§ 1/p. 463/ to lib. 8/cap. 11/§ 1/p. 463/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9/p. 490/lin. 4/ to GL 2/lib. 9/p. 490/lin. 4/ (Schema:)</text:p>
          </table:table-cell>
          <table:table-cell office:value-type="float" office:value="41" calcext:value-type="float">
            <text:p>41</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venerant et ab Lanuvio Antio que auxilia.</text:p>
          </table:table-cell>
          <table:table-cell office:value-type="string" calcext:value-type="string">
            <text:p>Livius in VIII ab urbe condita: venerant et ab Lanuvio Antio que auxilia.</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12/§ 7/p. 465/ to lib. 8/cap. 12/§ 7/p. 465/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5/p. 66/lin. 13/ to GL 3/lib. 15/p. 66/lin. 13/ (Schema:)</text:p>
          </table:table-cell>
          <table:table-cell office:value-type="float" office:value="72" calcext:value-type="float">
            <text:p>72</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an credi posse ullum populum aut hominem denique in ea condicione, cuius eum paeniteat, diutius, quam necesse sit, mansurum? ibi pacem esse fidam, ubi voluntarii pacati sint, neque eo loco, ubi servitutem esse velint, fidem sperandam esse.</text:p>
          </table:table-cell>
          <table:table-cell office:value-type="string" calcext:value-type="string">
            <text:p>si malam', non 'diuturnam' et 'ibi pacem esse fidam, ubi voluntarie pacata sint' omnia, 'neque eo loco fidem sperandam esse, ubi servitus' subsequitur Concordat Valeriu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21/§ 5/p. 476/ to lib. 8/cap. 21/§ 7/p. 476/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cap. 13/§ 13/p. 53/lin. 23 to lib. 1/cap. 13/§ 13/p. 53/lin. 29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Fabius contione extemplo advocata obtestatus milites est, ut, qua virtute rem publicam ab infestissimis hostibus defendissent, eadem se, cuius ductu auspicio que vicissent, ab inpotenti crudelitate dictatoris tutarentur: venire amentem invidia, iratum virtuti alienae felicitati que</text:p>
          </table:table-cell>
          <table:table-cell office:value-type="string" calcext:value-type="string">
            <text:p>Ab urbe condita c. XXII 'Fabius' ibi: 'venire amentem invidia, iratum virtuti aliene felicitati qu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31/§ 1/p. 487/ to lib. 8/cap. 31/§ 1/p. 48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0/cap. 3/§ 5/p. 236/lin. 7 to lib. 10/cap. 3/§ 5/p. 236/lin. 7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furere, quod se absente res publica egregie gesta esset</text:p>
          </table:table-cell>
          <table:table-cell office:value-type="string" calcext:value-type="string">
            <text:p>furere quod se absente res publica egregie gesta esset' non est igitur mirum si Roma et Ytalia paradisi terrestris socie ab aliis nationibus brutali more viventibus noverchan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8/cap. 31/§ 1/p. 487/ to lib. 8/cap. 31/§ 1/p. 48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0/cap. 3/§ 5/p. 236/lin. 7 to lib. 10/cap. 3/§ 5/p. 236/lin. 7 (Schema:)</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ec gravatus senex plaustro in castra dicitur advectus vocatus que in consilium ita ferme locutus esse, ut nihil sententiae suae mutaret, causas tantum adiceret: priore se consilio, quod optimum duceret, cum potentissimo populo per ingens beneficium perpetuam firmare pacem amicitiam que</text:p>
          </table:table-cell>
          <table:table-cell office:value-type="string" calcext:value-type="string">
            <text:p>V. Ab urbe condita c. XVIII, ibi: 'Etsi Galli novum nomen audiant Romanorum, tamen credere viros fortes esse, quorum auxilium a Clusinis sit in re trepida inploratum' et eadem decada libro IX c. II nec 'Samnitibus' ibi: 'nec gravatus senex' Pontius, Samnitum dux, 'plaustro in castra' ducitur 'vocatus que in consilium ita locutus est, ut nichil sententie sue mutaret, causas tantum addiceret priori consilio, quod optimum duceret: cum potentissimo populo' Romano 'per ingens beneficium perpetuam firmare pacem et amicitiam' et eodem libro eiusdem decade c. IX titulo 'De Alexandro Magno rege Macedonum et comparatione eius ad rem publicam Romanam', ibi: 'sed illa inmobilis et unius generis Romana acies, ex pluribus partibus constan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9/cap. 3/§ 9/p. 504/ to lib. 9/cap. 3/§ 9/p. 504/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2/cap. 1/§ 1/p. 54/lin. 23 to lib. 2/cap. 1/§ 1/p. 54/lin. 23 (Schema:)</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Eodem Appio auctore Potitii, gens, cuius ad aram maximam Herculis familiare sacerdotium fuerat, servos publicos ministerii delegandi causa sollemnia eius sacri docuerant.</text:p>
          </table:table-cell>
          <table:table-cell office:value-type="string" calcext:value-type="string">
            <text:p>Ab urbe condita c. XVIII 'censura' ibi: 'Appio auctore Potitii gens, cuius ad Aram Maximam Herculis familiare sacerdotium fuerat, servos publicos ministerii delegandi causa solennia eius sacri docuer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9/cap. 29/§ 9/p. 537/ to lib. 9/cap. 29/§ 9/p. 53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5/§ 3/p. 166/lin. 17 to lib. 6/cap. 25/§ 3/p. 166/lin. 17 (Schema:)</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traditur inde, dictu mirabile et quod demovendis statu suo sacris religionem facere possit, cum duodecim familiae ea tempestate Potitiorum essent, puberes ad triginta, omnis intra annum cum stirpe exstinctos</text:p>
          </table:table-cell>
          <table:table-cell office:value-type="string" calcext:value-type="string">
            <text:p>Edictum 'mirabile tradiderunt et quod dimovendis statu suo sacris religionem adferre posset, cum duodecim familie ea tempestate Potitiorum essent, puberes ad triginta, omnes intra annum cum' tota 'stirpe extinto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9/cap. 29/§ 10/p. 537/ to lib. 9/cap. 29/§ 10/p. 53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5/§ 3/p. 166/lin. 24 to lib. 6/cap. 25/§ 3/p. 166/lin. 24 (Schema:)</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nec nomen tantum Potitiorum interisse sed censorem etiam Appium memori deum ira post aliquot annos luminibus captum.</text:p>
          </table:table-cell>
          <table:table-cell office:value-type="string" calcext:value-type="string">
            <text:p>nec nomen tantum Potitiorum interisse sed censorem etiam Appium memori deorum ira post aliquot annos luminibus captum' Concordat Valerius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9/cap. 29/§ 10/p. 537/ to lib. 9/cap. 29/§ 10/p. 537/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6/cap. 25/§ 3/p. 166/lin. 24 to lib. 6/cap. 25/§ 3/p. 167/lin. 3 (Schema:)</text:p>
          </table:table-cell>
          <table:table-cell office:value-type="float" office:value="91" calcext:value-type="float">
            <text:p>91</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ceterum et Fabius supplementum ab Roma adduxit et novus exercitus domo accitus Etruscis venit.</text:p>
          </table:table-cell>
          <table:table-cell office:value-type="string" calcext:value-type="string">
            <text:p>Livius in VIIII: et Fabius supplementum ab Roma addux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9/cap. 33/§ 2/p. 541/ to lib. 9/cap. 33/§ 2/p. 541/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5/p. 66/lin. 16/ to GL 3/lib. 15/p. 66/lin. 16/ (Schema:)</text:p>
          </table:table-cell>
          <table:table-cell office:value-type="float" office:value="55" calcext:value-type="float">
            <text:p>55</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quorum bonis multatis ex eo, quod in publicum redactum est, aenea in Capitolio limina et trium mensarum argentea vasa in cella Iovis Iovem que in culmine cum quadrigis, et ad ficum Ruminalem simulacra infantium conditorum urbis sub uberibus lupae posuerunt semitam que saxo quadrato a Capena porta ad Martis straverunt.</text:p>
          </table:table-cell>
          <table:table-cell office:value-type="string" calcext:value-type="string">
            <text:p>I. Ab urbe condita c. VI in principio et eadem decada libro X c. XIII 'eodem anno' ibi: 'ad ficum ruminalem simulacra infantium conditorum urbis &lt;sub&gt; uberibus lupe posuerunt semitam que saxo quadrato a Capena porta', que nuncupatur hodie a Romanis porta Sancti Pauli, 'ad' symulacrum 'Martis' patris infantium eorundem 'straverunt' dictum Equilibrium ab equitate et libra que est statera, quia ibi iustitia et equitas ponderabantur sicut in statera aurum, sicut legitur in legenda beati Georgii martiris, ibi: 'O prudentia principum Romanorum et tenentium equitatis censuram, quam magna fuit in orbe sapientia tua', et cetera.</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0/cap. 23/§ 11/p. 590/ to lib. 10/cap. 23/§ 11/p. 590/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0/cap. 1/§ 2/p. 232/lin. 14 to lib. 10/cap. 1/§ 2/p. 232/lin. 14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Ab Ap. Claudio praetore retractum quidam videri volunt, cum in senatu et apud populum, id quod per litteras adsidue fecerat, terrorem belli Etrusci augeret: non suffecturum ducem unum nec exercitum unum adversus quattuor populos</text:p>
          </table:table-cell>
          <table:table-cell office:value-type="string" calcext:value-type="string">
            <text:p>quibus in senatu et apud populum lectis vario tempore, cum etiam de Isauria optatae venisse&lt;n&gt;t, omnibus nominibus est ornat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0/cap. 25/§ 13/p. 593/ to lib. 10/cap. 25/§ 13/p. 593/ (Schema:)</text:p>
          </table:table-cell>
          <table:table-cell office:value-type="string" calcext:value-type="string">
            <text:p>Scriptores Historiae Augustae</text:p>
          </table:table-cell>
          <table:table-cell office:value-type="string" calcext:value-type="string">
            <text:p>Alexander Seuerus (cuius uitam scripsisse fertur Aelius Lampridius) (LLA 639 - TLL HIST. AVG. Alex.)</text:p>
          </table:table-cell>
          <table:table-cell office:value-type="string" calcext:value-type="string">
            <text:p>cap. 58/§ 1 (vol. 1, p. 297)/ to cap. 58/§ 1 (vol. 1, p. 297)/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Scriptores Historiae Augustae</text:p>
          </table:table-cell>
          <table:table-cell/>
          <table:table-cell office:value-type="float" office:value="394" calcext:value-type="float">
            <text:p>394</text:p>
          </table:table-cell>
          <table:table-cell office:value-type="string" calcext:value-type="string">
            <text:p>394-PSCHAHA18_</text:p>
          </table:table-cell>
        </table:table-row>
        <table:table-row table:style-name="ro1">
          <table:table-cell office:value-type="string" calcext:value-type="string">
            <text:p>illo loco aut cadendum esse aut stratis hostibus per corpora eorum evadendum.</text:p>
          </table:table-cell>
          <table:table-cell office:value-type="string" calcext:value-type="string">
            <text:p>tum Barrientus 'hoc loco' inquit, 'nobis standum aut cadendum est et uexillum regium defendendum aut stratis hostibus per corpora eorum euadend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0/cap. 35/§ 18/p. 606/ to lib. 10/cap. 35/§ 18/p. 606/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7/cap. 118/§ 5/p. 743/lin. 28 to lib. 7/cap. 118/§ 5/p. 743/lin. 28 (Schema:)</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ceterum illud memoriae traditur, non ferme alium ducem laetiorem in acie visum seu suopte ingenio seu fiducia bene gerundae rei.</text:p>
          </table:table-cell>
          <table:table-cell office:value-type="string" calcext:value-type="string">
            <text:p>Illud nequaquam silentio praetereundum existimaui non alium ferme ducem ex iis qui in Indias traiecerunt et collatis signis cum hoste conflixerunt laetiorem in acie quam Vaccam Castrum uisum fuisse seu suopte ingenio seu fiducia bene gerendae re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0/cap. 42/§ 6/p. 615/ to lib. 10/cap. 42/§ 6/p. 615/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7/cap. 127/§ 1/p. 752/lin. 7 to lib. 7/cap. 127/§ 1/p. 752/lin. 7 (Schema:)</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itaque litteris missis ad senatum populum que Romanum de rebus ab se gestis diversi Papirius ad Saepinum, Carvilius ad Veliam oppugnandam legiones ducunt.</text:p>
          </table:table-cell>
          <table:table-cell office:value-type="string" calcext:value-type="string">
            <text:p>nam cum a quibusdam reprehenderetur, quod mulierem veluti ducem aliquem vir fortissimus triumphasset, missis ad senatum populum que Romanum litteris hac se adtestatione defendit: 'audio, p. c., mihi obici, quod non virile munus impleverim Zenobiam triumphando.</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10/cap. 44/§ 9/p. 618/ to lib. 10/cap. 44/§ 9/p. 618/ (Schema:)</text:p>
          </table:table-cell>
          <table:table-cell office:value-type="string" calcext:value-type="string">
            <text:p>Scriptores Historiae Augustae</text:p>
          </table:table-cell>
          <table:table-cell office:value-type="string" calcext:value-type="string">
            <text:p>Triginta tyranni (quorum uitam scripsisse fertur Trebellius Pollio) (LLA 639 - TLL HIST. AVG. trig. tyr.)</text:p>
          </table:table-cell>
          <table:table-cell office:value-type="string" calcext:value-type="string">
            <text:p>cap. 30/§ 4 (vol. 2, p. 127)/ to cap. 30/§ 4 (vol. 2, p. 127)/ (Schema:)</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Scriptores Historiae Augustae</text:p>
          </table:table-cell>
          <table:table-cell/>
          <table:table-cell office:value-type="float" office:value="394" calcext:value-type="float">
            <text:p>394</text:p>
          </table:table-cell>
          <table:table-cell office:value-type="string" calcext:value-type="string">
            <text:p>394-PSCHAHA24_</text:p>
          </table:table-cell>
        </table:table-row>
        <table:table-row table:style-name="ro1">
          <table:table-cell office:value-type="string" calcext:value-type="string">
            <text:p>incolunt prope Allobroges, gens iam inde nulla Gallica gente opibus aut fama inferior.</text:p>
          </table:table-cell>
          <table:table-cell office:value-type="string" calcext:value-type="string">
            <text:p>I. De bello Punico c. II, dicens quod 'gens iam inde nulla Gallica gente opibus' et 'fama inferior' quin ymmo infidelior, secundum Livium .</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1/cap. 31/§ 5/p. 29/lin. 28 to lib. 21/cap. 31/§ 5/p. 29/lin. 28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3/cap. 1/§ 2/p. 68/lin. 16 to lib. 3/cap. 1/§ 2/p. 68/lin. 16 (Schema:)</text:p>
          </table:table-cell>
          <table:table-cell office:value-type="float" office:value="59" calcext:value-type="float">
            <text:p>59</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tum vero simul ab hostibus simul ab iniquitate locorum Poeni oppugnabantur, plus que inter ipsos, sibi quoque tendente ut periculo primus evaderet, quam cum hostibus certaminis erat.</text:p>
          </table:table-cell>
          <table:table-cell office:value-type="string" calcext:value-type="string">
            <text:p>itaque equites Hispani simul ab hostibus, simul ab iniquitate loci oppugnati nobilem eum cliuum, ni nox proelio interuenisset, sua clade feciss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1/cap. 33/§ 5/p. 32/lin. 10 to lib. 21/cap. 33/§ 5/p. 32/lin. 10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3/cap. 47/§ 4/p. 155/lin. 18 to lib. 3/cap. 47/§ 4/p. 155/lin. 18 (Schema:)</text:p>
          </table:table-cell>
          <table:table-cell office:value-type="float" office:value="53" calcext:value-type="float">
            <text:p>53</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dein, quia turbabant equos pedites intermixti, multis labentibus ex equis aut desilientibus ubi suos premi circumventos vidissent, iam magna ex parte ad &lt;pe&gt;des pugna &lt;a&gt;bierat, donec Numidae, qui in cornibus erant, circumvecti paulum ab tergo se ostenderunt.</text:p>
          </table:table-cell>
          <table:table-cell office:value-type="string" calcext:value-type="string">
            <text:p>ceteri audaces atque etiam magna ex parte adulescentuli obscuri ad declamandum huc transierunt, tam inreverenter et temere, ut mihi Atilius noster expresse dixisse videatur sic in foro pueros a centumviralibus causis auspicari, ut ab Homero in scholi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1/cap. 46/§ 6/p. 46/lin. 1 to lib. 21/cap. 46/§ 6/p. 46/lin. 1 (Schema:)</text:p>
          </table:table-cell>
          <table:table-cell office:value-type="string" calcext:value-type="string">
            <text:p>Plinius minor (Caius Plinius Caecilius Secundus)</text:p>
          </table:table-cell>
          <table:table-cell office:value-type="string" calcext:value-type="string">
            <text:p>Epistulae (LLA 384 - TLL PLIN. epist.)</text:p>
          </table:table-cell>
          <table:table-cell office:value-type="string" calcext:value-type="string">
            <text:p>lib. 2/epist. 14/§ 2/p. 57/lin. 24 to lib. 2/epist. 14/§ 2/p. 57/lin. 24 (Schema:)</text:p>
          </table:table-cell>
          <table:table-cell office:value-type="float" office:value="31" calcext:value-type="float">
            <text:p>31</text:p>
          </table:table-cell>
          <table:table-cell office:value-type="float" office:value="88" calcext:value-type="float">
            <text:p>88</text:p>
          </table:table-cell>
          <table:table-cell office:value-type="string" calcext:value-type="string">
            <text:p>Plinius minor (Caius Plinius Caecilius Secundus)</text:p>
          </table:table-cell>
          <table:table-cell/>
          <table:table-cell office:value-type="float" office:value="133" calcext:value-type="float">
            <text:p>133</text:p>
          </table:table-cell>
          <table:table-cell office:value-type="string" calcext:value-type="string">
            <text:p>133-APLMITEPI_</text:p>
          </table:table-cell>
        </table:table-row>
        <table:table-row table:style-name="ro1">
          <table:table-cell office:value-type="string" calcext:value-type="string">
            <text:p>qui inspectis fatalibus libris rettulerunt patribus, quod eius belli causa votum Marti foret, id non rite factum de integro atque amplius faciendum esse, et Iovi ludos magnos et aedes Veneri Erycinae ac Menti vovendas esse, et supplicationem lectisternium que habendum, et ver sacrum vovendum, si bellatum prospere esset res que publica in eodem, quo ante bellum fuisset, statu permansisset.</text:p>
          </table:table-cell>
          <table:table-cell office:value-type="string" calcext:value-type="string">
            <text:p>rex in cultum uersus deorum, sacerdote Solis maximo consulente, urcos et guanacos albos et alias uictimas Soli immolari et solemnia sacrificia fieri et Pachacamae humano sanguine et ceteris hostiis litari imperauit et, si bellatum prospere esset et Perura in eodem quo ante bellum fuisset statu permansisset, aedem Soli et ludos magnos Pachacamae uouit et supplicationem edix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2/cap. 9/§ 9/p. 76/lin. 13 to lib. 22/cap. 9/§ 9/p. 76/lin. 13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3/cap. 3/§ 4/p. 99/lin. 2 to lib. 3/cap. 3/§ 4/p. 99/lin. 2 (Schema:)</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iusta quoque acie et collatis signis dimicatum quidam auctores sunt: primo concursu Poenum usque ad castra fusum, inde eruptione facta repente versum terrorem in Romanos, Numeri Decimi Samnitis deinde &lt;ad&gt; ventu proelium restitutum.</text:p>
          </table:table-cell>
          <table:table-cell office:value-type="string" calcext:value-type="string">
            <text:p>sed dubitationis causa, quia 'mingo' quoque 'mictum' facit, in usu non invenitur, quamvis ab eo verbo compositum 'dimico' 'dimicavi' facit et 'dimicatus' Livius in XXXIII: iusta quoque acie et collatis signis dimicatum, quidam auctores sunt quamquam 'emico' 'emicui' faci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2/cap. 24/§ 11/p. 95/lin. 1 to lib. 22/cap. 24/§ 11/p. 95/lin. 1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9/p. 472/lin. 20/ to GL 2/lib. 9/p. 472/lin. 20/ (Schema:)</text:p>
          </table:table-cell>
          <table:table-cell office:value-type="float" office:value="32" calcext:value-type="float">
            <text:p>32</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Dum haec in Italia geruntur apparantur que, nihilo segnius in Hispania bellum erat, sed ad eam diem magis prosperum Romanis.</text:p>
          </table:table-cell>
          <table:table-cell office:value-type="string" calcext:value-type="string">
            <text:p>Dum haec in Italia geruntur, Maximinus ad Orientem post biennii augustum imperium fusus fugatus que a Licinio apud Tarsum per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3/cap. 26/§ 1/p. 24/lin. 30 to lib. 23/cap. 26/§ 1/p. 24/lin. 30 (Schema:)</text:p>
          </table:table-cell>
          <table:table-cell office:value-type="string" calcext:value-type="string">
            <text:p>Aurelius Uictor (Sextus Aurelius Uictor)</text:p>
          </table:table-cell>
          <table:table-cell office:value-type="string" calcext:value-type="string">
            <text:p>Historiae abbreuiatae (uulgo: Liber de Caesaribus) (LLA 537 - TLL AVR. VICT. Caes.)</text:p>
          </table:table-cell>
          <table:table-cell office:value-type="string" calcext:value-type="string">
            <text:p>cap. 41/§ 1/p. 124/lin. 28/ to cap. 41/§ 1/p. 124/lin. 28/ (Schema:)</text:p>
          </table:table-cell>
          <table:table-cell office:value-type="float" office:value="41" calcext:value-type="float">
            <text:p>41</text:p>
          </table:table-cell>
          <table:table-cell office:value-type="float" office:value="355" calcext:value-type="float">
            <text:p>355</text:p>
          </table:table-cell>
          <table:table-cell office:value-type="string" calcext:value-type="string">
            <text:p>Aurelius Uictor (Sextus Aurelius Uictor)</text:p>
          </table:table-cell>
          <table:table-cell/>
          <table:table-cell office:value-type="float" office:value="292" calcext:value-type="float">
            <text:p>292</text:p>
          </table:table-cell>
          <table:table-cell office:value-type="string" calcext:value-type="string">
            <text:p>292-PAUVIAULI_</text:p>
          </table:table-cell>
        </table:table-row>
        <table:table-row table:style-name="ro1">
          <table:table-cell office:value-type="string" calcext:value-type="string">
            <text:p>Dum haec in Italia geruntur apparantur que, nihilo segnius in Hispania bellum erat, sed ad eam diem magis prosperum Romanis.</text:p>
          </table:table-cell>
          <table:table-cell office:value-type="string" calcext:value-type="string">
            <text:p>Interim, dum haec in Italia geruntur, Aristonicus, qui mortuo rege Attalo, a quo Asia populo romano hereditate relicta erat, sicut relicta postea est a Nicomede Bithynia, mentitus regiae stirpis originem armis eam occupauerat, is uictus a 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3/cap. 26/§ 1/p. 24/lin. 30 to lib. 23/cap. 26/§ 1/p. 24/lin. 30 (Schema:)</text:p>
          </table:table-cell>
          <table:table-cell office:value-type="string" calcext:value-type="string">
            <text:p>Uelleius Paterculus</text:p>
          </table:table-cell>
          <table:table-cell office:value-type="string" calcext:value-type="string">
            <text:p>Historiae Romanae (LLA 311 - TLL VELL.)</text:p>
          </table:table-cell>
          <table:table-cell office:value-type="string" calcext:value-type="string">
            <text:p>lib. 2/cap. 4/§ 1/p. 15/lin. 25 to lib. 2/cap. 4/§ 1/p. 15/lin. 25 (Schema:)</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elleius Paterculus</text:p>
          </table:table-cell>
          <table:table-cell/>
          <table:table-cell office:value-type="float" office:value="191" calcext:value-type="float">
            <text:p>191</text:p>
          </table:table-cell>
          <table:table-cell office:value-type="string" calcext:value-type="string">
            <text:p>191-AVEPATHIS_</text:p>
          </table:table-cell>
        </table:table-row>
        <table:table-row table:style-name="ro1">
          <table:table-cell office:value-type="string" calcext:value-type="string">
            <text:p>sed tamen metu Himilconis Poenorum que, ut quibus nequaquam eis copiis, quas habebat, par esset, quam poterat maxime intentus atque agmine ad omnes casus composito ibat.</text:p>
          </table:table-cell>
          <table:table-cell office:value-type="string" calcext:value-type="string">
            <text:p>Ab eo tamen Cortesius auxiliarem trecentorum hominum manum accepit et agmine ad omnes casus composito fines Tascallanos ingreditur, ipse que cum sex equitibus duorum milium passuum intervallo antecedeb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4/cap. 35/§ 9/p. 80/lin. 27 to lib. 24/cap. 35/§ 9/p. 80/lin. 27 (Schema:)</text:p>
          </table:table-cell>
          <table:table-cell office:value-type="string" calcext:value-type="string">
            <text:p>Sepulveda (Iohannes Genesius Sepulveda)</text:p>
          </table:table-cell>
          <table:table-cell office:value-type="string" calcext:value-type="string">
            <text:p>De rebus Hispanorum ad nouum terrarum orbem Mexicumque gestis (De orbe nouo)</text:p>
          </table:table-cell>
          <table:table-cell office:value-type="string" calcext:value-type="string">
            <text:p>lib. 4/cap. 22/§ 6/p. 169/lin. 25 to lib. 4/cap. 22/§ 6/p. 169/lin. 25 (Schema:)</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Sepulveda (Iohannes Genesius Sepulveda)</text:p>
          </table:table-cell>
          <table:table-cell/>
          <table:table-cell office:value-type="float" office:value="434" calcext:value-type="float">
            <text:p>434</text:p>
          </table:table-cell>
          <table:table-cell office:value-type="string" calcext:value-type="string">
            <text:p>434-RSEPUORBE_</text:p>
          </table:table-cell>
        </table:table-row>
        <table:table-row table:style-name="ro1">
          <table:table-cell office:value-type="string" calcext:value-type="string">
            <text:p>Claudio proconsuli aliter videretur, faceret quod e re publica fide que sua duceret, dum ne quis eorum munere vacaret neu dono militari virtutis ergo donaretur neu in Italiam reportaretur, donec hostis in terra Italia esset.</text:p>
          </table:table-cell>
          <table:table-cell office:value-type="string" calcext:value-type="string">
            <text:p>Pomponius praetor animadverteret curaret que uti ei e re publica fide que sua videretur uti Romae ne ess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7/§ 4/p. 101/lin. 24 to lib. 25/cap. 7/§ 4/p. 101/lin. 24 (Schema:)</text:p>
          </table:table-cell>
          <table:table-cell office:value-type="string" calcext:value-type="string">
            <text:p>Suetonius (Caius Suetonius Tranquillus)</text:p>
          </table:table-cell>
          <table:table-cell office:value-type="string" calcext:value-type="string">
            <text:p>De grammaticis et rhetoribus (LLA 404.4 - TLL SVET. gramm.)</text:p>
          </table:table-cell>
          <table:table-cell office:value-type="string" calcext:value-type="string">
            <text:p>cap. 25/§ 1/p. 27/lin. 16/ to cap. 25/§ 1/p. 27/lin. 16/ (Schema:)</text:p>
          </table:table-cell>
          <table:table-cell office:value-type="float" office:value="41" calcext:value-type="float">
            <text:p>41</text:p>
          </table:table-cell>
          <table:table-cell office:value-type="float" office:value="96" calcext:value-type="float">
            <text:p>96</text:p>
          </table:table-cell>
          <table:table-cell office:value-type="string" calcext:value-type="string">
            <text:p>Suetonius (Caius Suetonius Tranquillus)</text:p>
          </table:table-cell>
          <table:table-cell/>
          <table:table-cell office:value-type="float" office:value="170" calcext:value-type="float">
            <text:p>170</text:p>
          </table:table-cell>
          <table:table-cell office:value-type="string" calcext:value-type="string">
            <text:p>170-ASUETGRAM_</text:p>
          </table:table-cell>
        </table:table-row>
        <table:table-row table:style-name="ro1">
          <table:table-cell office:value-type="string" calcext:value-type="string">
            <text:p>si quis in hospitio civis Romani vacuas autem teneba&lt;n&gt;t domos nomen inscripsisset, eum se pro hoste habiturum.</text:p>
          </table:table-cell>
          <table:table-cell office:value-type="string" calcext:value-type="string">
            <text:p>qui aliter fecisset, eum se pro hoste habitur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0/§ 9/p. 105/lin. 14 to lib. 25/cap. 10/§ 9/p. 105/lin. 14 (Schema:)</text:p>
          </table:table-cell>
          <table:table-cell office:value-type="string" calcext:value-type="string">
            <text:p>Iustinus (Marcus Iunianus Iustinus)</text:p>
          </table:table-cell>
          <table:table-cell office:value-type="string" calcext:value-type="string">
            <text:p>Epitoma historiarum Philippicarum Pompei Trogi (LLA 637 - TLL IVST.)</text:p>
          </table:table-cell>
          <table:table-cell office:value-type="string" calcext:value-type="string">
            <text:p>lib. 6/cap. 6/§ 1/p. 67/lin. 15 to lib. 6/cap. 6/§ 1/p. 67/lin. 15 (Schema:)</text:p>
          </table:table-cell>
          <table:table-cell office:value-type="float" office:value="52" calcext:value-type="float">
            <text:p>52</text:p>
          </table:table-cell>
          <table:table-cell office:value-type="float" office:value="200" calcext:value-type="float">
            <text:p>200</text:p>
          </table:table-cell>
          <table:table-cell office:value-type="string" calcext:value-type="string">
            <text:p>Iustinus (Marcus Iunianus Iustinus)</text:p>
          </table:table-cell>
          <table:table-cell/>
          <table:table-cell office:value-type="float" office:value="343" calcext:value-type="float">
            <text:p>343</text:p>
          </table:table-cell>
          <table:table-cell office:value-type="string" calcext:value-type="string">
            <text:p>343-PIUIUEPHI_</text:p>
          </table:table-cell>
        </table:table-row>
        <table:table-row table:style-name="ro1">
          <table:table-cell office:value-type="string" calcext:value-type="string">
            <text:p>decemviri Graeco ritu hostiis sacra faciant.</text:p>
          </table:table-cell>
          <table:table-cell office:value-type="string" calcext:value-type="string">
            <text:p>decem viri Graeco ritu hostiis sacra facia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2/§ 10/p. 107/lin. 32 to lib. 25/cap. 12/§ 10/p. 107/lin. 32 (Schema:)</text:p>
          </table:table-cell>
          <table:table-cell office:value-type="string" calcext:value-type="string">
            <text:p>Macrobius Ambrosius Theodosius</text:p>
          </table:table-cell>
          <table:table-cell office:value-type="string" calcext:value-type="string">
            <text:p>Saturnalia (LLA 636 - TLL MACR. Sat.)</text:p>
          </table:table-cell>
          <table:table-cell office:value-type="string" calcext:value-type="string">
            <text:p>lib. 1/cap. 17/§ 28/p. 89/lin. 18 to lib. 1/cap. 17/§ 28/p. 89/lin. 18 (Schema:)</text:p>
          </table:table-cell>
          <table:table-cell office:value-type="float" office:value="99" calcext:value-type="float">
            <text:p>99</text:p>
          </table:table-cell>
          <table:table-cell office:value-type="string" calcext:value-type="string">
            <text:p>407.5</text:p>
          </table:table-cell>
          <table:table-cell office:value-type="string" calcext:value-type="string">
            <text:p>Macrobius Ambrosius Theodosius</text:p>
          </table:table-cell>
          <table:table-cell/>
          <table:table-cell office:value-type="float" office:value="325" calcext:value-type="float">
            <text:p>325</text:p>
          </table:table-cell>
          <table:table-cell office:value-type="string" calcext:value-type="string">
            <text:p>325-PMATHSATU_</text:p>
          </table:table-cell>
        </table:table-row>
        <table:table-row table:style-name="ro1">
          <table:table-cell office:value-type="string" calcext:value-type="string">
            <text:p>hoc si recte facietis, gaudebitis semper fiet que res vestra melior</text:p>
          </table:table-cell>
          <table:table-cell office:value-type="string" calcext:value-type="string">
            <text:p>hoc si recte facietis, gaudebitis semper fiet que res publica melior: nam is divus extinguet perduelles vestros qui vestros campos pascunt placid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2/§ 10/p. 107/lin. 32 to lib. 25/cap. 12/§ 10/p. 107/lin. 32 (Schema:)</text:p>
          </table:table-cell>
          <table:table-cell office:value-type="string" calcext:value-type="string">
            <text:p>Macrobius Ambrosius Theodosius</text:p>
          </table:table-cell>
          <table:table-cell office:value-type="string" calcext:value-type="string">
            <text:p>Saturnalia (LLA 636 - TLL MACR. Sat.)</text:p>
          </table:table-cell>
          <table:table-cell office:value-type="string" calcext:value-type="string">
            <text:p>lib. 1/cap. 17/§ 28/p. 89/lin. 19 to lib. 1/cap. 17/§ 28/p. 89/lin. 19 (Schema:)</text:p>
          </table:table-cell>
          <table:table-cell office:value-type="float" office:value="58" calcext:value-type="float">
            <text:p>58</text:p>
          </table:table-cell>
          <table:table-cell office:value-type="string" calcext:value-type="string">
            <text:p>407.5</text:p>
          </table:table-cell>
          <table:table-cell office:value-type="string" calcext:value-type="string">
            <text:p>Macrobius Ambrosius Theodosius</text:p>
          </table:table-cell>
          <table:table-cell/>
          <table:table-cell office:value-type="float" office:value="325" calcext:value-type="float">
            <text:p>325</text:p>
          </table:table-cell>
          <table:table-cell office:value-type="string" calcext:value-type="string">
            <text:p>325-PMATHSATU_</text:p>
          </table:table-cell>
        </table:table-row>
        <table:table-row table:style-name="ro1">
          <table:table-cell office:value-type="string" calcext:value-type="string">
            <text:p>ea cum inspecta relata que ad senatum esse&lt;n&gt;t, censuerunt patres Apollini ludos vovendos faciendos que et, quando ludi facti essent, duodecim milia aeris praetori ad rem divinam et duas hostias maiores dandas.</text:p>
          </table:table-cell>
          <table:table-cell office:value-type="string" calcext:value-type="string">
            <text:p>in quibus cum eadem reperta nuntiatum esset, censuerunt patres Apollini ludos vovendos faciendos que, in que eam rem duodecim milia aeris praetori et duas hostias maiores dari, decem viris que praeceptum ut Graeco ritu hisce hostiis sacrum facerent, Apollini bove aurato et capris duabus albis auratis, Latonae bove femina aurata.</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2/§ 12/p. 108/lin. 5 to lib. 25/cap. 12/§ 12/p. 108/lin. 5 (Schema:)</text:p>
          </table:table-cell>
          <table:table-cell office:value-type="string" calcext:value-type="string">
            <text:p>Macrobius Ambrosius Theodosius</text:p>
          </table:table-cell>
          <table:table-cell office:value-type="string" calcext:value-type="string">
            <text:p>Saturnalia (LLA 636 - TLL MACR. Sat.)</text:p>
          </table:table-cell>
          <table:table-cell office:value-type="string" calcext:value-type="string">
            <text:p>lib. 1/cap. 17/§ 29/p. 89/lin. 25 to lib. 1/cap. 17/§ 29/p. 89/lin. 25 (Schema:)</text:p>
          </table:table-cell>
          <table:table-cell office:value-type="float" office:value="54" calcext:value-type="float">
            <text:p>54</text:p>
          </table:table-cell>
          <table:table-cell office:value-type="string" calcext:value-type="string">
            <text:p>407.5</text:p>
          </table:table-cell>
          <table:table-cell office:value-type="string" calcext:value-type="string">
            <text:p>Macrobius Ambrosius Theodosius</text:p>
          </table:table-cell>
          <table:table-cell/>
          <table:table-cell office:value-type="float" office:value="325" calcext:value-type="float">
            <text:p>325</text:p>
          </table:table-cell>
          <table:table-cell office:value-type="string" calcext:value-type="string">
            <text:p>325-PMATHSATU_</text:p>
          </table:table-cell>
        </table:table-row>
        <table:table-row table:style-name="ro1">
          <table:table-cell office:value-type="string" calcext:value-type="string">
            <text:p>alterum senatus consultum factum est, ut decemviri sacrum Graeco ritu facerent hisce hostiis, Apollini bove aurato et capris duabus albis auratis, Latonae bove femina aurata.</text:p>
          </table:table-cell>
          <table:table-cell office:value-type="string" calcext:value-type="string">
            <text:p>in quibus cum eadem reperta nuntiatum esset, censuerunt patres Apollini ludos vovendos faciendos que, in que eam rem duodecim milia aeris praetori et duas hostias maiores dari, decem viris que praeceptum ut Graeco ritu hisce hostiis sacrum facerent, Apollini bove aurato et capris duabus albis auratis, Latonae bove femina aurata.</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2/§ 13/p. 108/lin. 8 to lib. 25/cap. 12/§ 13/p. 108/lin. 8 (Schema:)</text:p>
          </table:table-cell>
          <table:table-cell office:value-type="string" calcext:value-type="string">
            <text:p>Macrobius Ambrosius Theodosius</text:p>
          </table:table-cell>
          <table:table-cell office:value-type="string" calcext:value-type="string">
            <text:p>Saturnalia (LLA 636 - TLL MACR. Sat.)</text:p>
          </table:table-cell>
          <table:table-cell office:value-type="string" calcext:value-type="string">
            <text:p>lib. 1/cap. 17/§ 29/p. 89/lin. 25 to lib. 1/cap. 17/§ 29/p. 89/lin. 25 (Schema:)</text:p>
          </table:table-cell>
          <table:table-cell office:value-type="float" office:value="57" calcext:value-type="float">
            <text:p>57</text:p>
          </table:table-cell>
          <table:table-cell office:value-type="string" calcext:value-type="string">
            <text:p>407.5</text:p>
          </table:table-cell>
          <table:table-cell office:value-type="string" calcext:value-type="string">
            <text:p>Macrobius Ambrosius Theodosius</text:p>
          </table:table-cell>
          <table:table-cell/>
          <table:table-cell office:value-type="float" office:value="325" calcext:value-type="float">
            <text:p>325</text:p>
          </table:table-cell>
          <table:table-cell office:value-type="string" calcext:value-type="string">
            <text:p>325-PMATHSATU_</text:p>
          </table:table-cell>
        </table:table-row>
        <table:table-row table:style-name="ro1">
          <table:table-cell office:value-type="string" calcext:value-type="string">
            <text:p>alterum senatus consultum factum est, ut decemviri sacrum Graeco ritu facerent hisce hostiis, Apollini bove aurato et capris duabus albis auratis, Latonae bove femina aurata.</text:p>
          </table:table-cell>
          <table:table-cell office:value-type="string" calcext:value-type="string">
            <text:p>Postquam ad Syllana tempora perventum est, L. Valerius Flaccus princeps senatus sententiam dixit, ex qua senatus consultum factum est, ut legati ad Syllam de pace mitteren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5/cap. 12/§ 13/p. 108/lin. 8 to lib. 25/cap. 12/§ 13/p. 108/lin. 8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II/decas 3/lib. 9/§ 247/p. 221 to tom. III/decas 3/lib. 9/§ 247/p. 221 (Schema:)</text:p>
          </table:table-cell>
          <table:table-cell office:value-type="float" office:value="31" calcext:value-type="float">
            <text:p>31</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ibi statiuis positis ipse cum duobus milibus equitum ad portam Collinam usque ad Herculis templum est progressus, atque unde proxime poterat moenia situm que urbis obequitans contemplabatur.</text:p>
          </table:table-cell>
          <table:table-cell office:value-type="string" calcext:value-type="string">
            <text:p>Interim unam is legionem cum duobus milibus equitum ad Marienburgum mittit imperat que, ut comitem Stephanum et Tetaurum obsidionem solvere iubeant, agrum Marienburgensium expeditum liberum que dimitta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6/cap. 10/§ 3/p. 10/lin. 1 to lib. 26/cap. 10/§ 3/p. 10/lin. 1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V/pars I/decas 4/lib. 6/§ 17 to tom. IV/pars I/decas 4/lib. 6/§ 17 (Schema:)</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et primoribus qui iam diu publicis consiliis aberant propalam minabantur, nisi uenirent in senatum, circa domos eorum ituros se et in publicum omnes ui extracturos esse.</text:p>
          </table:table-cell>
          <table:table-cell office:value-type="string" calcext:value-type="string">
            <text:p>Quin et Ioannes Rada senatum uocare propalam que minari iubet, nisi extemplo ad Didacum Almagrum uenirent, se circa domos eorum cum militum manu iturum et in publicum omnes ui extracturum ess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6/cap. 13/§ 1/p. 12/lin. 31 to lib. 26/cap. 13/§ 1/p. 12/lin. 31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5/cap. 69/§ 1/p. 344/lin. 7 to lib. 5/cap. 69/§ 1/p. 344/lin. 7 (Schema:)</text:p>
          </table:table-cell>
          <table:table-cell office:value-type="float" office:value="61" calcext:value-type="float">
            <text:p>61</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uos contagione insanistis, qui mihi ne hodie quidem scire uidemini quo amentiae progressi sitis, quid facinoris in me, quid in patriam parentes que ac liberos uestros, quid in deos sacramenti testes, quid aduersus auspicia sub quibus militastis, quid aduersus morem militiae disciplinam que maiorum, quid aduersus summi imperii maiestatem ausi sitis.</text:p>
          </table:table-cell>
          <table:table-cell office:value-type="string" calcext:value-type="string">
            <text:p>quin mihi nec adhuc quidem scire uidemini quo amentiae progressi sitis, qui sacramenti plane immemores, cuius Deum testem habetis, partim iniussu meo ex castris abiistis partim, Holguino et Aluarado summis simultatibus ac prope armis inter se contendentibus, seditionem conciisti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8/cap. 27/§ 11/p. 32/lin. 1 to lib. 28/cap. 27/§ 11/p. 32/lin. 1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6/cap. 105/§ 8/p. 507/lin. 5 to lib. 6/cap. 105/§ 8/p. 507/lin. 5 (Schema:)</text:p>
          </table:table-cell>
          <table:table-cell office:value-type="float" office:value="42" calcext:value-type="float">
            <text:p>42</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Sucronem ne uos domicilium habituri eratis? ubi si uos decedens confecta prouincia imperator relinquerem, deum hominum que fidem implorare debebatis quod non rediretis ad coniuges liberos que uestros.</text:p>
          </table:table-cell>
          <table:table-cell office:value-type="string" calcext:value-type="string">
            <text:p>Sigismundum crebris nunciis opem orabat nec non et vicinorum auxilia petere, in partis omnes versare mentem et deum hominum que fidem implorar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8/cap. 28/§ 6/p. 32/lin. 31 to lib. 28/cap. 28/§ 7/p. 32/lin. 35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II/decas 3/lib. 2/§ 372/p. 48 to tom. III/decas 3/lib. 2/§ 372/p. 48 (Schema:)</text:p>
          </table:table-cell>
          <table:table-cell office:value-type="float" office:value="42" calcext:value-type="float">
            <text:p>42</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et cum uiolata iam uirgis corpora tribunorum uidissent, tum uero in multo impotentiorem subito rabiem accensi sine respectu non maiestatis modo sed etiam humanitatis in legatum impetum, lictoribus prius indignum in modum mulcatis, faciunt.</text:p>
          </table:table-cell>
          <table:table-cell office:value-type="string" calcext:value-type="string">
            <text:p>hoc coniuratos in multo impotentiorem subito rabiem accendit, ut qui rem indignissimam ducerent se non propelli modo sed etiam a duobus tantum Pizarro et Varga caedi.</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9/cap. 9/§ 5/p. 66/lin. 7 to lib. 29/cap. 9/§ 5/p. 66/lin. 7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5/cap. 60/§ 8/p. 330/lin. 15 to lib. 5/cap. 60/§ 8/p. 330/lin. 15 (Schema:)</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erat Hasdrubali Gisgonis filio non hospitium modo cum rege, de quo ante dictum est, cum ex Hispania forte in idem tempus Scipio atque Hasdrubal conuenerunt, sed mentio quoque incohata adfinitatis ut rex duceret filiam Hasdrubalis.</text:p>
          </table:table-cell>
          <table:table-cell office:value-type="string" calcext:value-type="string">
            <text:p>Hunc apparatum carnifex sequebatur: quippe satrapes Astaspes, de quo ante dictum est, interfici iussus est: adeo nec luxuriae quicquam crudelitas nec crudelitati luxuria obst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9/cap. 23/§ 3/p. 82/lin. 17 to lib. 29/cap. 23/§ 3/p. 82/lin. 17 (Schema:)</text:p>
          </table:table-cell>
          <table:table-cell office:value-type="string" calcext:value-type="string">
            <text:p>Curtius Rufus (Quintus Curtius Rufus)</text:p>
          </table:table-cell>
          <table:table-cell office:value-type="string" calcext:value-type="string">
            <text:p>Historiae</text:p>
          </table:table-cell>
          <table:table-cell office:value-type="string" calcext:value-type="string">
            <text:p>lib. 9/cap. 10/§ 29/lin. 858 (p. 333)/ to lib. 9/cap. 10/§ 29/lin. 858 (p. 333)/ (Schema:)</text:p>
          </table:table-cell>
          <table:table-cell office:value-type="float" office:value="38" calcext:value-type="float">
            <text:p>38</text:p>
          </table:table-cell>
          <table:table-cell office:value-type="string" calcext:value-type="string">
            <text:p>49.5</text:p>
          </table:table-cell>
          <table:table-cell office:value-type="string" calcext:value-type="string">
            <text:p>Curtius Rufus (Quintus Curtius Rufus)</text:p>
          </table:table-cell>
          <table:table-cell/>
          <table:table-cell office:value-type="float" office:value="441" calcext:value-type="float">
            <text:p>441</text:p>
          </table:table-cell>
          <table:table-cell office:value-type="string" calcext:value-type="string">
            <text:p>441-ACUQUTHIS2_</text:p>
          </table:table-cell>
        </table:table-row>
        <table:table-row table:style-name="ro1">
          <table:table-cell office:value-type="string" calcext:value-type="string">
            <text:p>Liuius cum ad tribum Arniensem et nomen collegae uentum est, uendere equum C. Claudium iussit duarum rerum causa, unius quod falsum aduersus se testimonium dixisset, alterius quod non sincera fide se cum in gratiam redisset.</text:p>
          </table:table-cell>
          <table:table-cell office:value-type="string" calcext:value-type="string">
            <text:p>Salinator quoque eadem animaduersione Neronem persecutus est, adiecta causa quod non sincera fide se cum in gratiam rediss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29/cap. 37/§ 10/p. 98/lin. 24 to lib. 29/cap. 37/§ 10/p. 98/lin. 24 (Schema:)</text:p>
          </table:table-cell>
          <table:table-cell office:value-type="string" calcext:value-type="string">
            <text:p>Ualerius Maximus</text:p>
          </table:table-cell>
          <table:table-cell office:value-type="string" calcext:value-type="string">
            <text:p>Facta et dicta memorabilia (LLA 314 - TLL VAL. MAX.)</text:p>
          </table:table-cell>
          <table:table-cell office:value-type="string" calcext:value-type="string">
            <text:p>vol. 1/lib. 2/cap. 9/§ 6/p. 142 to vol. 1/lib. 2/cap. 9/§ 6/p. 142 (Schema:)</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Ualerius Maximus</text:p>
          </table:table-cell>
          <table:table-cell/>
          <table:table-cell office:value-type="float" office:value="187" calcext:value-type="float">
            <text:p>187</text:p>
          </table:table-cell>
          <table:table-cell office:value-type="string" calcext:value-type="string">
            <text:p>187-AVAMABRFA_</text:p>
          </table:table-cell>
        </table:table-row>
        <table:table-row table:style-name="ro1">
          <table:table-cell office:value-type="string" calcext:value-type="string">
            <text:p>huius uobis sententiae non consul modo auctor est sed iam di immortales, qui mihi sacrificanti precanti que ut hoc bellum mihi senatui uobis que, sociis ac nomini Latino, classibus exercitibus que nostris bene ac feliciter eueniret, laeta omnia prospera que portendere'.</text:p>
          </table:table-cell>
          <table:table-cell office:value-type="string" calcext:value-type="string">
            <text:p>his Columbum praeficiunt, qui, priusquam ex Hispalensi portu (is est in litore Baetico contra Gades) solueret, rem diuinam facere iubet precari que, quod de quaerendis nouis terris reges in animis haberent, ut ea res regi reginae que, senatui populo que Hispano bene ac feliciter euenire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1/cap. 7/§ 15/p. 8/lin. 16 to lib. 31/cap. 7/§ 15/p. 8/lin. 16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1/cap. 3/§ 2/p. 5/lin. 22 to lib. 1/cap. 3/§ 2/p. 5/lin. 22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Verminae quoque Syphacis filii legati per eos dies senatum adierunt, excusantes errorem adulescentiam que, et culpam omnem in fraudem Carthaginiensium auertentes: et Masinissam Romanis ex hoste amicum factum, Verminam quoque adnisurum ne officiis in populum Romanum aut a Masinissa aut ab ullo alio uincatur</text:p>
          </table:table-cell>
          <table:table-cell office:value-type="string" calcext:value-type="string">
            <text:p>' Qua oratione Didacus Almagrus ita militum animos flexit ut uniuersi una mente atque uoce Almagrum excusarent et culpam omnem in fraudem Garsiae Aluaradi auerterent eum que iure caesum conclamarent et, cum iam omnis ferocia concidisset, inter se, ut ipsorum ferebat usus, amicissime consalutar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1/cap. 11/§ 13/p. 13/lin. 16 to lib. 31/cap. 11/§ 13/p. 13/lin. 16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7/cap. 32/§ 9/p. 613/lin. 30 to lib. 7/cap. 33/§ 1/p. 614/lin. 9 (Schema:)</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nam Macedones qui in praesidio erant et multi et delecti, gloriam etiam egregiam rati si armis potius et uirtute quam moenibus urbem tuerentur, conferti pluribus introrsus ordinibus acie firmata, cum transcendere ruinas sensissent Romanos, per impeditum ac difficilem ad receptum locum expulerunt.</text:p>
          </table:table-cell>
          <table:table-cell office:value-type="string" calcext:value-type="string">
            <text:p>quibus conspectis, praefectus et milites qui in praesidio erant et Caranguenses fidem Otabalo habentes ac magno timore perterriti hospitia et palatia regia deserunt et in proximos montes diffugiu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2/cap. 17/§ 7/p. 88/lin. 16 to lib. 32/cap. 17/§ 7/p. 88/lin. 16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5/cap. 84/§ 5/p. 361/lin. 18 to lib. 5/cap. 84/§ 5/p. 361/lin. 18 (Schema:)</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dubitabatur enim de Corintho et Chalcide et Demetriade, quia in senatus consulto, quo missi decem legati ab urbe erant, ceterae Graeciae atque Asiae urbes haud dubie liberabantur, de iis tribus urbibus legati quod tempora rei publicae postulassent id e re publica fide que sua facere ac statuere iussi erant.</text:p>
          </table:table-cell>
          <table:table-cell office:value-type="string" calcext:value-type="string">
            <text:p>Pomponius praetor animadverteret curaret que uti ei e re publica fide que sua videretur uti Romae ne ess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3/cap. 31/§ 4/p. 169/lin. 16 to lib. 33/cap. 31/§ 4/p. 169/lin. 16 (Schema:)</text:p>
          </table:table-cell>
          <table:table-cell office:value-type="string" calcext:value-type="string">
            <text:p>Suetonius (Caius Suetonius Tranquillus)</text:p>
          </table:table-cell>
          <table:table-cell office:value-type="string" calcext:value-type="string">
            <text:p>De grammaticis et rhetoribus (LLA 404.4 - TLL SVET. gramm.)</text:p>
          </table:table-cell>
          <table:table-cell office:value-type="string" calcext:value-type="string">
            <text:p>cap. 25/§ 1/p. 27/lin. 16/ to cap. 25/§ 1/p. 27/lin. 16/ (Schema:)</text:p>
          </table:table-cell>
          <table:table-cell office:value-type="float" office:value="33" calcext:value-type="float">
            <text:p>33</text:p>
          </table:table-cell>
          <table:table-cell office:value-type="float" office:value="96" calcext:value-type="float">
            <text:p>96</text:p>
          </table:table-cell>
          <table:table-cell office:value-type="string" calcext:value-type="string">
            <text:p>Suetonius (Caius Suetonius Tranquillus)</text:p>
          </table:table-cell>
          <table:table-cell/>
          <table:table-cell office:value-type="float" office:value="170" calcext:value-type="float">
            <text:p>170</text:p>
          </table:table-cell>
          <table:table-cell office:value-type="string" calcext:value-type="string">
            <text:p>170-ASUETGRAM_</text:p>
          </table:table-cell>
        </table:table-row>
        <table:table-row table:style-name="ro1">
          <table:table-cell office:value-type="string" calcext:value-type="string">
            <text:p>Nouum ius eo anno a Ferentinatibus temptatum, ut Latini qui in coloniam romanam nomina dedissent ciues Romani essent: Puteolos Salernum que et Buxentum adscripti coloni qui nomina dederant, et cum ob id se pro ciuibus Romanis ferrent, senatus iudicauit non esse eos ciues Romanos.</text:p>
          </table:table-cell>
          <table:table-cell office:value-type="string" calcext:value-type="string">
            <text:p>eodem temporum tractu, quamquam apud quosdam ambigitur, Puteolos Salernum que et Buxentum missi coloni, Auximum autem in Picenum abhinc annos ferme CLXXXVII, ante triennium quam Cassius censor a Lupercali in Palatium uersus theatrum facere instituit, cui in eo moliendo eximia ciuitatis seueritas et consul Caepio restitere, quod ego inter clarissima publicae uoluntatis argumenta numeraueri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4/cap. 42/§ 5/p. 250/lin. 16 to lib. 34/cap. 42/§ 5/p. 250/lin. 16 (Schema:)</text:p>
          </table:table-cell>
          <table:table-cell office:value-type="string" calcext:value-type="string">
            <text:p>Uelleius Paterculus</text:p>
          </table:table-cell>
          <table:table-cell office:value-type="string" calcext:value-type="string">
            <text:p>Historiae Romanae (LLA 311 - TLL VELL.)</text:p>
          </table:table-cell>
          <table:table-cell office:value-type="string" calcext:value-type="string">
            <text:p>lib. 1/cap. 15/§ 3/p. 10/lin. 18 to lib. 1/cap. 15/§ 3/p. 10/lin. 18 (Schema:)</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Uelleius Paterculus</text:p>
          </table:table-cell>
          <table:table-cell/>
          <table:table-cell office:value-type="float" office:value="191" calcext:value-type="float">
            <text:p>191</text:p>
          </table:table-cell>
          <table:table-cell office:value-type="string" calcext:value-type="string">
            <text:p>191-AVEPATHIS_</text:p>
          </table:table-cell>
        </table:table-row>
        <table:table-row table:style-name="ro1">
          <table:table-cell office:value-type="string" calcext:value-type="string">
            <text:p>multitudinis eorum argumentum sit quod Polybius scribit centum talentis eam rem Achaeis stetisse, cum quingenos denarios pretium in capita quod redderetur dominis statuissent.</text:p>
          </table:table-cell>
          <table:table-cell office:value-type="string" calcext:value-type="string">
            <text:p>Livius in XXXIIII ab urbe condita 'multitudinis eorum argumentum sit, quod Polybius scribit centum talentis eam rem Achaeis stetisse, cum quingentos denarios pretium in capita, quod redderetur dominis, statuissen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4/cap. 50/§ 6/p. 258/lin. 16 to lib. 34/cap. 50/§ 6/p. 258/lin. 16 (Schema:)</text:p>
          </table:table-cell>
          <table:table-cell office:value-type="string" calcext:value-type="string">
            <text:p>Priscianus</text:p>
          </table:table-cell>
          <table:table-cell office:value-type="string" calcext:value-type="string">
            <text:p>De figuris numerorum (LLA 703 - TLL PRISC. gramm. III 406 - PRISC. gramm. III 417)</text:p>
          </table:table-cell>
          <table:table-cell office:value-type="string" calcext:value-type="string">
            <text:p>p. 409/lin. 7/ to p. 409/lin. 7/ (Schema:)</text:p>
          </table:table-cell>
          <table:table-cell office:value-type="float" office:value="90" calcext:value-type="float">
            <text:p>90</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FINU_</text:p>
          </table:table-cell>
        </table:table-row>
        <table:table-row table:style-name="ro1">
          <table:table-cell office:value-type="string" calcext:value-type="string">
            <text:p>signati argenti octoginta quattuor milia fuere Atticorum: tetrachma uocant, trium fere denariorum in singulis argenti est pondus.</text:p>
          </table:table-cell>
          <table:table-cell office:value-type="string" calcext:value-type="string">
            <text:p>trium fere denariorum in singulis argenti est pond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4/cap. 52/§ 6/p. 260/lin. 16 to lib. 34/cap. 52/§ 6/p. 260/lin. 16 (Schema:)</text:p>
          </table:table-cell>
          <table:table-cell office:value-type="string" calcext:value-type="string">
            <text:p>Priscianus</text:p>
          </table:table-cell>
          <table:table-cell office:value-type="string" calcext:value-type="string">
            <text:p>De figuris numerorum (LLA 703 - TLL PRISC. gramm. III 406 - PRISC. gramm. III 417)</text:p>
          </table:table-cell>
          <table:table-cell office:value-type="string" calcext:value-type="string">
            <text:p>p. 409/lin. 18/ to p. 409/lin. 18/ (Schema:)</text:p>
          </table:table-cell>
          <table:table-cell office:value-type="float" office:value="58" calcext:value-type="float">
            <text:p>58</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FINU_</text:p>
          </table:table-cell>
        </table:table-row>
        <table:table-row table:style-name="ro1">
          <table:table-cell office:value-type="string" calcext:value-type="string">
            <text:p>sibi centum tectas naues et decem milia peditum mille equites deposcebat: ea se classe primum Africam petiturum</text:p>
          </table:table-cell>
          <table:table-cell office:value-type="string" calcext:value-type="string">
            <text:p>Ad hoc sibi centum naves et decem milia peditum, mille equitum poscebat, promittens hac manu non minus bellum quam gesserit Italiae restauraturum et in Asia regi sedenti aut victoriam de Romanis aut aequas pacis condiciones relatur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4/cap. 60/§ 5/p. 269/lin. 16 to lib. 34/cap. 60/§ 5/p. 269/lin. 16 (Schema:)</text:p>
          </table:table-cell>
          <table:table-cell office:value-type="string" calcext:value-type="string">
            <text:p>Iustinus (Marcus Iunianus Iustinus)</text:p>
          </table:table-cell>
          <table:table-cell office:value-type="string" calcext:value-type="string">
            <text:p>Epitoma historiarum Philippicarum Pompei Trogi (LLA 637 - TLL IVST.)</text:p>
          </table:table-cell>
          <table:table-cell office:value-type="string" calcext:value-type="string">
            <text:p>lib. 31/cap. 3/§ 8/p. 227/lin. 16 to lib. 31/cap. 3/§ 8/p. 227/lin. 16 (Schema:)</text:p>
          </table:table-cell>
          <table:table-cell office:value-type="float" office:value="47" calcext:value-type="float">
            <text:p>47</text:p>
          </table:table-cell>
          <table:table-cell office:value-type="float" office:value="200" calcext:value-type="float">
            <text:p>200</text:p>
          </table:table-cell>
          <table:table-cell office:value-type="string" calcext:value-type="string">
            <text:p>Iustinus (Marcus Iunianus Iustinus)</text:p>
          </table:table-cell>
          <table:table-cell/>
          <table:table-cell office:value-type="float" office:value="343" calcext:value-type="float">
            <text:p>343</text:p>
          </table:table-cell>
          <table:table-cell office:value-type="string" calcext:value-type="string">
            <text:p>343-PIUIUEPHI_</text:p>
          </table:table-cell>
        </table:table-row>
        <table:table-row table:style-name="ro1">
          <table:table-cell office:value-type="string" calcext:value-type="string">
            <text:p>inde decreto accepto Lamiam uenit, exceptus ingenti fauore multitudinis cum plausibus clamoribus que et quibus aliis laetitia effusa uolgi significatur.</text:p>
          </table:table-cell>
          <table:table-cell office:value-type="string" calcext:value-type="string">
            <text:p>praefectus autem ciuium fauore cum plausibus clamoribus que et aliis laetitiae signis fuit exceptu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5/cap. 43/§ 9/p. 334/lin. 16 to lib. 35/cap. 43/§ 9/p. 334/lin. 16 (Schema:)</text:p>
          </table:table-cell>
          <table:table-cell office:value-type="string" calcext:value-type="string">
            <text:p>Caluetus Stellae (Iohannes Christophorus Caluetus Stellae)</text:p>
          </table:table-cell>
          <table:table-cell office:value-type="string" calcext:value-type="string">
            <text:p>De rebus Indicis ad Philippum Catholicum Hispaniarum et Indiarum regem libri septem</text:p>
          </table:table-cell>
          <table:table-cell office:value-type="string" calcext:value-type="string">
            <text:p>lib. 7/cap. 158/§ 3/p. 792/lin. 17 to lib. 7/cap. 158/§ 3/p. 792/lin. 17 (Schema:)</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Caluetus Stellae (Iohannes Christophorus Caluetus Stellae)</text:p>
          </table:table-cell>
          <table:table-cell/>
          <table:table-cell office:value-type="float" office:value="420" calcext:value-type="float">
            <text:p>420</text:p>
          </table:table-cell>
          <table:table-cell office:value-type="string" calcext:value-type="string">
            <text:p>420-RCALEINDI_</text:p>
          </table:table-cell>
        </table:table-row>
        <table:table-row table:style-name="ro1">
          <table:table-cell office:value-type="string" calcext:value-type="string">
            <text:p>deductus inde ad consulem custodiri iussus, et haud ita multo post in uinculis Romam missus.</text:p>
          </table:table-cell>
          <table:table-cell office:value-type="string" calcext:value-type="string">
            <text:p>Cum omnes assensi essent, haud ita multo post instante muliere sponsalia in hec verba paucis adhibitis testibus paciscitur, ut diceret spondere se reginam ex antistitum procerum que voluntate ductur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6/cap. 14/§ 5/p. 369/lin. 16 to lib. 36/cap. 14/§ 5/p. 369/lin. 16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V/pars I/decas 5/lib. 1/§ 16 to tom. IV/pars I/decas 5/lib. 1/§ 16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ea procurata, Latinae que instauratae, quod Laurentibus carnis quae dari debet data non fuerat.</text:p>
          </table:table-cell>
          <table:table-cell office:value-type="string" calcext:value-type="string">
            <text:p>et Titus Livius XXVI ab urbe condita: Latinae que instauratae, quod Laurentibus carnis, quae dari debet, data non fuer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7/cap. 3/§ 4/p. 418/lin. 16 to lib. 37/cap. 3/§ 4/p. 418/lin. 16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6/p. 208/lin. 22/ to GL 2/lib. 6/p. 208/lin. 22/ (Schema:)</text:p>
          </table:table-cell>
          <table:table-cell office:value-type="float" office:value="82" calcext:value-type="float">
            <text:p>82</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cum tribus milibus peditum et quingentis equitibus consul ueniebat.</text:p>
          </table:table-cell>
          <table:table-cell office:value-type="string" calcext:value-type="string">
            <text:p>Hi&lt;n&gt;c Menedemum cum tribus milibus peditum et dccc equitibus ad urbem Maracanda[m] mis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7/cap. 6/§ 2/p. 422/lin. 16 to lib. 37/cap. 6/§ 2/p. 422/lin. 16 (Schema:)</text:p>
          </table:table-cell>
          <table:table-cell office:value-type="string" calcext:value-type="string">
            <text:p>Curtius Rufus (Quintus Curtius Rufus)</text:p>
          </table:table-cell>
          <table:table-cell office:value-type="string" calcext:value-type="string">
            <text:p>Historiae</text:p>
          </table:table-cell>
          <table:table-cell office:value-type="string" calcext:value-type="string">
            <text:p>lib. 7/cap. 6/§ 24/lin. 617 (p. 220)/ to lib. 7/cap. 6/§ 24/lin. 617 (p. 220)/ (Schema:)</text:p>
          </table:table-cell>
          <table:table-cell office:value-type="float" office:value="61" calcext:value-type="float">
            <text:p>61</text:p>
          </table:table-cell>
          <table:table-cell office:value-type="string" calcext:value-type="string">
            <text:p>49.5</text:p>
          </table:table-cell>
          <table:table-cell office:value-type="string" calcext:value-type="string">
            <text:p>Curtius Rufus (Quintus Curtius Rufus)</text:p>
          </table:table-cell>
          <table:table-cell/>
          <table:table-cell office:value-type="float" office:value="441" calcext:value-type="float">
            <text:p>441</text:p>
          </table:table-cell>
          <table:table-cell office:value-type="string" calcext:value-type="string">
            <text:p>441-ACUQUTHIS2_</text:p>
          </table:table-cell>
        </table:table-row>
        <table:table-row table:style-name="ro1">
          <table:table-cell office:value-type="string" calcext:value-type="string">
            <text:p>celeriter auctoribus Atheniensibus frequens ab Hypata legatio Aetolorum uenit, et spem pacis eis sermo etiam Africani, quem priorem adierunt, auxit, commemorantis multas gentes populos que in Hispania prius deinde in Africa in fidem suam uenisse</text:p>
          </table:table-cell>
          <table:table-cell office:value-type="string" calcext:value-type="string">
            <text:p>Quod si me forte roges, quid agendum existimem, ne serpat in tempus longius ac multas gentes populos que inficiat tanti morbi contagio, quo me filo, si Daedaleum labyrinthum ingredior, explicem, non invenio.</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7/cap. 6/§ 6/p. 423/lin. 16 to lib. 37/cap. 6/§ 6/p. 423/lin. 16 (Schema:)</text:p>
          </table:table-cell>
          <table:table-cell office:value-type="string" calcext:value-type="string">
            <text:p>Fontius (Bartholomaeus Fontius)</text:p>
          </table:table-cell>
          <table:table-cell office:value-type="string" calcext:value-type="string">
            <text:p>Epistulae (Epistolarum libri III)</text:p>
          </table:table-cell>
          <table:table-cell office:value-type="string" calcext:value-type="string">
            <text:p>lib. 3/epist. 8/§ 19/p. 55/lin. 28 to lib. 3/epist. 8/§ 19/p. 55/lin. 28 (Schema:)</text:p>
          </table:table-cell>
          <table:table-cell office:value-type="float" office:value="36" calcext:value-type="float">
            <text:p>36</text:p>
          </table:table-cell>
          <table:table-cell office:value-type="float" office:value="0" calcext:value-type="float">
            <text:p>0</text:p>
          </table:table-cell>
          <table:table-cell office:value-type="string" calcext:value-type="string">
            <text:p>Fontius (Bartholomaeus Fontius)</text:p>
          </table:table-cell>
          <table:table-cell/>
          <table:table-cell office:value-type="float" office:value="205" calcext:value-type="float">
            <text:p>205</text:p>
          </table:table-cell>
          <table:table-cell office:value-type="string" calcext:value-type="string">
            <text:p>205-MBAFOEPIS_</text:p>
          </table:table-cell>
        </table:table-row>
        <table:table-row table:style-name="ro1">
          <table:table-cell office:value-type="string" calcext:value-type="string">
            <text:p>Dum haec in Asia geruntur, duo fere sub idem tempus cum triumphi spe proconsules de prouinciis Romam redierunt, Q. Minucius ex Liguribus, M'.</text:p>
          </table:table-cell>
          <table:table-cell office:value-type="string" calcext:value-type="string">
            <text:p>Dum haec in Asia geruntur, interim in Sicilia Pyrrus a Poenis navali proelio victus ab Antigono, Macedoniae rege, supplementum militum per legatos petit, denuntians, ni mittat, redire se in regnum necesse habere, incrementa rerum, quae de Romanis voluerit, de ipso quaesitur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7/cap. 46/§ 1/p. 484/lin. 16 to lib. 37/cap. 46/§ 1/p. 484/lin. 16 (Schema:)</text:p>
          </table:table-cell>
          <table:table-cell office:value-type="string" calcext:value-type="string">
            <text:p>Iustinus (Marcus Iunianus Iustinus)</text:p>
          </table:table-cell>
          <table:table-cell office:value-type="string" calcext:value-type="string">
            <text:p>Epitoma historiarum Philippicarum Pompei Trogi (LLA 637 - TLL IVST.)</text:p>
          </table:table-cell>
          <table:table-cell office:value-type="string" calcext:value-type="string">
            <text:p>lib. 25/cap. 3/§ 1/p. 203/lin. 5 to lib. 25/cap. 3/§ 1/p. 203/lin. 5 (Schema:)</text:p>
          </table:table-cell>
          <table:table-cell office:value-type="float" office:value="33" calcext:value-type="float">
            <text:p>33</text:p>
          </table:table-cell>
          <table:table-cell office:value-type="float" office:value="200" calcext:value-type="float">
            <text:p>200</text:p>
          </table:table-cell>
          <table:table-cell office:value-type="string" calcext:value-type="string">
            <text:p>Iustinus (Marcus Iunianus Iustinus)</text:p>
          </table:table-cell>
          <table:table-cell/>
          <table:table-cell office:value-type="float" office:value="343" calcext:value-type="float">
            <text:p>343</text:p>
          </table:table-cell>
          <table:table-cell office:value-type="string" calcext:value-type="string">
            <text:p>343-PIUIUEPHI_</text:p>
          </table:table-cell>
        </table:table-row>
        <table:table-row table:style-name="ro1">
          <table:table-cell office:value-type="string" calcext:value-type="string">
            <text:p>nec terra mutata mutauit genus aut mores, certare pio certamine cuiuslibet bonae artis ac uirtutis ausi sumus cum parentibus quaeque ciuitas et conditoribus suis.</text:p>
          </table:table-cell>
          <table:table-cell office:value-type="string" calcext:value-type="string">
            <text:p>Livius in XXXVII ab urbe condita: certare pio certamine cuiuslibet bonae artis et virtutis ausi sumus cum parentibus quaeque civitas suis.</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7/cap. 54/§ 18/p. 497/lin. 16 to lib. 37/cap. 54/§ 18/p. 497/lin. 16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7/p. 191/lin. 20/ to GL 3/lib. 17/p. 191/lin. 20/ (Schema:)</text:p>
          </table:table-cell>
          <table:table-cell office:value-type="float" office:value="72" calcext:value-type="float">
            <text:p>72</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Dum haec in Asia geruntur, in ceteris prouinciis tranquillae res fuerunt.</text:p>
          </table:table-cell>
          <table:table-cell office:value-type="string" calcext:value-type="string">
            <text:p>Dum haec in Asia geruntur, interim in Sicilia Pyrrus a Poenis navali proelio victus ab Antigono, Macedoniae rege, supplementum militum per legatos petit, denuntians, ni mittat, redire se in regnum necesse habere, incrementa rerum, quae de Romanis voluerit, de ipso quaesiturum.</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8/cap. 28/§ 1/p. 554/lin. 16 to lib. 38/cap. 28/§ 1/p. 554/lin. 16 (Schema:)</text:p>
          </table:table-cell>
          <table:table-cell office:value-type="string" calcext:value-type="string">
            <text:p>Iustinus (Marcus Iunianus Iustinus)</text:p>
          </table:table-cell>
          <table:table-cell office:value-type="string" calcext:value-type="string">
            <text:p>Epitoma historiarum Philippicarum Pompei Trogi (LLA 637 - TLL IVST.)</text:p>
          </table:table-cell>
          <table:table-cell office:value-type="string" calcext:value-type="string">
            <text:p>lib. 25/cap. 3/§ 1/p. 203/lin. 5 to lib. 25/cap. 3/§ 1/p. 203/lin. 5 (Schema:)</text:p>
          </table:table-cell>
          <table:table-cell office:value-type="float" office:value="33" calcext:value-type="float">
            <text:p>33</text:p>
          </table:table-cell>
          <table:table-cell office:value-type="float" office:value="200" calcext:value-type="float">
            <text:p>200</text:p>
          </table:table-cell>
          <table:table-cell office:value-type="string" calcext:value-type="string">
            <text:p>Iustinus (Marcus Iunianus Iustinus)</text:p>
          </table:table-cell>
          <table:table-cell/>
          <table:table-cell office:value-type="float" office:value="343" calcext:value-type="float">
            <text:p>343</text:p>
          </table:table-cell>
          <table:table-cell office:value-type="string" calcext:value-type="string">
            <text:p>343-PIUIUEPHI_</text:p>
          </table:table-cell>
        </table:table-row>
        <table:table-row table:style-name="ro1">
          <table:table-cell office:value-type="string" calcext:value-type="string">
            <text:p>et est non simplicis habenae, ut Baliarica aliarum que gentium funda, sed triplex scutale, crebris suturis duratum, ne fluxa habena uolutetur in iactu glans sed librata cum sederit, uelut neruo missa excutiatur.</text:p>
          </table:table-cell>
          <table:table-cell office:value-type="string" calcext:value-type="string">
            <text:p>similiter Lucretius protulit et Livius in XXVII: et est non simplicis habenae, ut Balearica aliarum que gentium funda, sed triplex scutale crebris suturis duratum, ne fluxa habena volutetur in iactu glans, sed librata cum sederit, velut nervo missa excutia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8/cap. 29/§ 6/p. 556/lin. 16 to lib. 38/cap. 29/§ 6/p. 556/lin. 16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2/lib. 6/p. 281/lin. 18/ to GL 2/lib. 6/p. 281/lin. 18/ (Schema:)</text:p>
          </table:table-cell>
          <table:table-cell office:value-type="float" office:value="87" calcext:value-type="float">
            <text:p>87</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argenti probi talenta Attica duodecim milia dato intra duodecim annos pensionibus aequis talentum ne minus pondo octoginta Romanis ponderibus pendat et tritici quingenta quadraginta milia modium.</text:p>
          </table:table-cell>
          <table:table-cell office:value-type="string" calcext:value-type="string">
            <text:p>idem Livius in XXXVIII ab urbe condita ostendit magnum talen|tum Atticum octoginta habere libras et paulo plus, cum supra dictorum computatio manifestet octoginta tres libras et quattuor uncias habere talentum, quod est sex milia denariorum: Livius 'talentum ne minus pondo octoginta Romanis ponderibus penda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8/cap. 38/§ 13/p. 569/lin. 16 to lib. 38/cap. 38/§ 13/p. 569/lin. 16 (Schema:)</text:p>
          </table:table-cell>
          <table:table-cell office:value-type="string" calcext:value-type="string">
            <text:p>Priscianus</text:p>
          </table:table-cell>
          <table:table-cell office:value-type="string" calcext:value-type="string">
            <text:p>De figuris numerorum (LLA 703 - TLL PRISC. gramm. III 406 - PRISC. gramm. III 417)</text:p>
          </table:table-cell>
          <table:table-cell office:value-type="string" calcext:value-type="string">
            <text:p>p. 409/lin. 22/ to p. 409/lin. 22/ (Schema:)</text:p>
          </table:table-cell>
          <table:table-cell office:value-type="float" office:value="39" calcext:value-type="float">
            <text:p>39</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FINU_</text:p>
          </table:table-cell>
        </table:table-row>
        <table:table-row table:style-name="ro1">
          <table:table-cell office:value-type="string" calcext:value-type="string">
            <text:p>nec ad aliam rem eo profectum quam ut id quod Hispaniae Galliae Siciliae Africae iam pridem persuasum esset, hoc Graeciae Asiae que et omnibus ad orientem uersis regibus gentibus que appareret, unum hominem caput columen que imperii Romani esse, sub umbra Scipionis ciuitatem dominam orbis terrarum latere, nutum eius pro decretis patrum pro populi iussis esse.</text:p>
          </table:table-cell>
          <table:table-cell office:value-type="string" calcext:value-type="string">
            <text:p>per quam iustitiam disponit populos et universas nationes sibi de iure subiectos, argumento eius quod legitur Sapientie c. VII et c. VIII unde Livius De bello Macedonico libro VIII 'De accusatione Publii Scipionis' c. II in fine, ibi: 'unum hominem caput' columpnam que 'imperii Romani esse, sub umbra' cuius 'civitatem' Romanam 'orbis terrarum dominam latere, nutus eius pro decretis patrum, pro populi iussis esse' Nam 'ad statum totius' orbis 'corrigendum' temporaliter 'unus suffic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8/cap. 51/§ 1/p. 592/lin. 16 to lib. 38/cap. 51/§ 1/p. 592/lin. 16 (Schema:)</text:p>
          </table:table-cell>
          <table:table-cell office:value-type="string" calcext:value-type="string">
            <text:p>Caballinus (Ioannes Caballinus de Cerronibus)</text:p>
          </table:table-cell>
          <table:table-cell office:value-type="string" calcext:value-type="string">
            <text:p>Polistoria de uirtutibus et dotibus Romanorum</text:p>
          </table:table-cell>
          <table:table-cell office:value-type="string" calcext:value-type="string">
            <text:p>lib. 10/cap. 5/§ 4/p. 241/lin. 15 to lib. 10/cap. 5/§ 7/p. 242/lin. 5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Caballinus (Ioannes Caballinus de Cerronibus)</text:p>
          </table:table-cell>
          <table:table-cell/>
          <table:table-cell office:value-type="float" office:value="236" calcext:value-type="float">
            <text:p>236</text:p>
          </table:table-cell>
          <table:table-cell office:value-type="string" calcext:value-type="string">
            <text:p>236-MICABPOLI_</text:p>
          </table:table-cell>
        </table:table-row>
        <table:table-row table:style-name="ro1">
          <table:table-cell office:value-type="string" calcext:value-type="string">
            <text:p>itaque, cum hodie litibus et iurgiis supersederi aequum sit, ego hinc extemplo in Capitolium ad Iouem optimum maximum Iunonem que et Mineruam, ceteros que deos qui Capitolio atque arci praesident, salutandos ibo, iis que gratias agam quod mihi et hoc ipso die et saepe alias egregie gerendae rei publicae mentem facultatem que dederunt.</text:p>
          </table:table-cell>
          <table:table-cell office:value-type="string" calcext:value-type="string">
            <text:p>quem casum quo robore animi sustinuerit oratione, quam de rebus a se gestis apud populum habuit, hanc adiciendo clausulam nulli ambiguum reliquit: 'cum in maximo prouentu felicitatis nostrae, Quirites, timerem ne quid mali fortuna moliretur, Iouem Optimum Maximum Iunonem que Reginam et Mineruam precatus sum ut si quid aduersi populo Romano immineret, totum in meam domum conuertere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8/cap. 51/§ 8/p. 593/lin. 16 to lib. 38/cap. 51/§ 8/p. 593/lin. 16 (Schema:)</text:p>
          </table:table-cell>
          <table:table-cell office:value-type="string" calcext:value-type="string">
            <text:p>Ualerius Maximus</text:p>
          </table:table-cell>
          <table:table-cell office:value-type="string" calcext:value-type="string">
            <text:p>Facta et dicta memorabilia (LLA 314 - TLL VAL. MAX.)</text:p>
          </table:table-cell>
          <table:table-cell office:value-type="string" calcext:value-type="string">
            <text:p>vol. 1/lib. 5/cap. 10/§ 2/p. 366 to vol. 1/lib. 5/cap. 10/§ 2/p. 366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Ualerius Maximus</text:p>
          </table:table-cell>
          <table:table-cell/>
          <table:table-cell office:value-type="float" office:value="187" calcext:value-type="float">
            <text:p>187</text:p>
          </table:table-cell>
          <table:table-cell office:value-type="string" calcext:value-type="string">
            <text:p>187-AVAMABRFA_</text:p>
          </table:table-cell>
        </table:table-row>
        <table:table-row table:style-name="ro1">
          <table:table-cell office:value-type="string" calcext:value-type="string">
            <text:p>eo referente de P. Aebuti et Hispalae Faeceniae praemio, quod eorum opera indicata Bacchanalia essent, senatus consultum factum est ut singulis his centena milia aeris quaestores urbani ex aerario darent</text:p>
          </table:table-cell>
          <table:table-cell office:value-type="string" calcext:value-type="string">
            <text:p>Postquam ad Syllana tempora perventum est, L. Valerius Flaccus princeps senatus sententiam dixit, ex qua senatus consultum factum est, ut legati ad Syllam de pace mitterentur.</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39/cap. 19/§ 3/p. 634/lin. 16 to lib. 39/cap. 19/§ 3/p. 634/lin. 16 (Schema:)</text:p>
          </table:table-cell>
          <table:table-cell office:value-type="string" calcext:value-type="string">
            <text:p>Bonfinis (Antonius de Bonfinis)</text:p>
          </table:table-cell>
          <table:table-cell office:value-type="string" calcext:value-type="string">
            <text:p>Rerum Ungaricarum decades</text:p>
          </table:table-cell>
          <table:table-cell office:value-type="string" calcext:value-type="string">
            <text:p>tom. III/decas 3/lib. 9/§ 247/p. 221 to tom. III/decas 3/lib. 9/§ 247/p. 221 (Schema:)</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Bonfinis (Antonius de Bonfinis)</text:p>
          </table:table-cell>
          <table:table-cell/>
          <table:table-cell office:value-type="float" office:value="209" calcext:value-type="float">
            <text:p>209</text:p>
          </table:table-cell>
          <table:table-cell office:value-type="string" calcext:value-type="string">
            <text:p>209-MBONFUDEC_</text:p>
          </table:table-cell>
        </table:table-row>
        <table:table-row table:style-name="ro1">
          <table:table-cell office:value-type="string" calcext:value-type="string">
            <text:p>pridie Parilia, medio ferme die, atrox cum uento tempestas coorta multis sacris profanis que locis stragem fecit, signa aenea in Capitolio deiecit, forem ex aede Lunae, quae in Auentino est, raptam tulit et in posticis parietibus Cereris templi adfixit, signa alia in circo maximo cum columnis quibus superstabant euertit, fastigia aliquot templorum a culminibus abrupta foede dissipauit.</text:p>
          </table:table-cell>
          <table:table-cell office:value-type="string" calcext:value-type="string">
            <text:p>procellosa tempesta&lt;s&gt; stra&lt;ge&gt; in urbe facta signa aenea in Capitolio deiecit, signa in circo maximo cum columnis evertit, fastigia templorum aliquot a culmine abrupta dissipav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0/cap. 2/§ 1/p. 695/lin. 16 to lib. 40/cap. 2/§ 1/p. 695/lin. 16 (Schema:)</text:p>
          </table:table-cell>
          <table:table-cell office:value-type="string" calcext:value-type="string">
            <text:p>Obsequens (Iulius Obsequens)</text:p>
          </table:table-cell>
          <table:table-cell office:value-type="string" calcext:value-type="string">
            <text:p>Prodigiorum libri quae exstant (LLA 637 - TLL OBSEQ.)</text:p>
          </table:table-cell>
          <table:table-cell office:value-type="string" calcext:value-type="string">
            <text:p>cap. 5/p. 152/lin. 6/ to cap. 5/p. 152/lin. 6/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Obsequens (Iulius Obsequens)</text:p>
          </table:table-cell>
          <table:table-cell/>
          <table:table-cell office:value-type="float" office:value="345" calcext:value-type="float">
            <text:p>345</text:p>
          </table:table-cell>
          <table:table-cell office:value-type="string" calcext:value-type="string">
            <text:p>345-PIUOBPROD_</text:p>
          </table:table-cell>
        </table:table-row>
        <table:table-row table:style-name="ro1">
          <table:table-cell office:value-type="string" calcext:value-type="string">
            <text:p>C. Valerius audita periti religionum iuris que publici, quando duo ordinarii consules eius anni, alter morbo, alter ferro perisset, suffectum consulem negabant recte comitia habere posse.</text:p>
          </table:table-cell>
          <table:table-cell office:value-type="string" calcext:value-type="string">
            <text:p>Livius in XXXXI: periti religionum iuris que publici, quando duo ordinarii consules eius anni, alter morbo, alter ferro periisset, suffectum consulem negabant recte comitia habere poss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1/cap. 18/§ 15/p. 27/lin. 16 to lib. 41/cap. 18/§ 15/p. 27/lin. 16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7/p. 126/lin. 17/ to GL 3/lib. 17/p. 126/lin. 17/ (Schema:)</text:p>
          </table:table-cell>
          <table:table-cell office:value-type="float" office:value="93" calcext:value-type="float">
            <text:p>93</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C. Valerius audita periti religionum iuris que publici, quando duo ordinarii consules eius anni, alter morbo, alter ferro perisset, suffectum consulem negabant recte comitia habere posse.</text:p>
          </table:table-cell>
          <table:table-cell office:value-type="string" calcext:value-type="string">
            <text:p>Livius XXXXI ab urbe condita: periti religionum iuris que publici, quando duo ordinarii consules eius anni, alter morbo, alter ferro periisset, suffectum consulem negabant comitia habere posse.</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1/cap. 18/§ 15/p. 27/lin. 16 to lib. 41/cap. 18/§ 15/p. 27/lin. 16 (Schema:)</text:p>
          </table:table-cell>
          <table:table-cell office:value-type="string" calcext:value-type="string">
            <text:p>Priscianus</text:p>
          </table:table-cell>
          <table:table-cell office:value-type="string" calcext:value-type="string">
            <text:p>Institutiones grammaticae (LLA 703 - TLL PRISC. gramm. II PRISC. gramm. III)</text:p>
          </table:table-cell>
          <table:table-cell office:value-type="string" calcext:value-type="string">
            <text:p>GL 3/lib. 17/p. 182/lin. 1/ to GL 3/lib. 17/p. 182/lin. 1/ (Schema:)</text:p>
          </table:table-cell>
          <table:table-cell office:value-type="float" office:value="91" calcext:value-type="float">
            <text:p>91</text:p>
          </table:table-cell>
          <table:table-cell office:value-type="float" office:value="500" calcext:value-type="float">
            <text:p>500</text:p>
          </table:table-cell>
          <table:table-cell office:value-type="string" calcext:value-type="string">
            <text:p>Priscianus</text:p>
          </table:table-cell>
          <table:table-cell/>
          <table:table-cell office:value-type="float" office:value="389" calcext:value-type="float">
            <text:p>389</text:p>
          </table:table-cell>
          <table:table-cell office:value-type="string" calcext:value-type="string">
            <text:p>389-PPRSCINST_</text:p>
          </table:table-cell>
        </table:table-row>
        <table:table-row table:style-name="ro1">
          <table:table-cell office:value-type="string" calcext:value-type="string">
            <text:p>Abrupolim, socium atque amicum populi Romani, regno expulisti</text:p>
          </table:table-cell>
          <table:table-cell office:value-type="string" calcext:value-type="string">
            <text:p>quae quom praecepta parentis mei agitarem, Iugurtha, homo omnium quos terra sustinet sceleratissumus, contempto imperio vostro Masinissae me nepotem et iam ab stirpe socium atque amicum populi Romani regno fortunis que omnibus expulit.</text:p>
          </table:table-cell>
          <table:table-cell office:value-type="string" calcext:value-type="string">
            <text:p>Liuius (Titus Liuius)</text:p>
          </table:table-cell>
          <table:table-cell office:value-type="string" calcext:value-type="string">
            <text:p>Ab urbe condita (LLA 251 - TLL LIV.)</text:p>
          </table:table-cell>
          <table:table-cell office:value-type="string" calcext:value-type="string">
            <text:p>lib. 42/cap. 40/§ 5/p. 107/lin. 16 to lib. 42/cap. 40/§ 5/p. 107/lin. 16 (Schema:)</text:p>
          </table:table-cell>
          <table:table-cell office:value-type="string" calcext:value-type="string">
            <text:p>Sallustius (Caius Sallustius Crispus)</text:p>
          </table:table-cell>
          <table:table-cell office:value-type="string" calcext:value-type="string">
            <text:p>De bello Iugurthino (LLA 254 - TLL SALL. Iug.)</text:p>
          </table:table-cell>
          <table:table-cell office:value-type="string" calcext:value-type="string">
            <text:p>cap. 14/§ 2/p. 63/lin. 21/ to cap. 14/§ 2/p. 63/lin. 21/ (Schema:)</text:p>
          </table:table-cell>
          <table:table-cell office:value-type="float" office:value="36" calcext:value-type="float">
            <text:p>36</text:p>
          </table:table-cell>
          <table:table-cell office:value-type="float" office:value="-60" calcext:value-type="float">
            <text:p>-60</text:p>
          </table:table-cell>
          <table:table-cell office:value-type="string" calcext:value-type="string">
            <text:p>Sallustius (Caius Sallustius Crispus)</text:p>
          </table:table-cell>
          <table:table-cell/>
          <table:table-cell office:value-type="float" office:value="148" calcext:value-type="float">
            <text:p>148</text:p>
          </table:table-cell>
          <table:table-cell office:value-type="string" calcext:value-type="string">
            <text:p>148-ASALLTJUG_</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2081" meta:object-count="0"/>
    <meta:generator>LibreOffice/6.4.7.2$Linux_X86_64 LibreOffice_project/40$Build-2</meta:generator>
  </office:meta>
</office:document-meta>
</file>